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40544" officeooo:paragraph-rsid="001c4405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officeooo:rsid="001c4405" officeooo:paragraph-rsid="001c4405" style:font-size-asian="16pt" style:font-size-complex="16pt"/>
    </style:style>
    <style:style style:name="P4" style:family="paragraph" style:parent-style-name="Standard">
      <style:text-properties fo:font-size="16pt" officeooo:rsid="001c4405" officeooo:paragraph-rsid="0037662c" style:font-size-asian="16pt" style:font-size-complex="16pt"/>
    </style:style>
    <style:style style:name="P5" style:family="paragraph" style:parent-style-name="Standard">
      <style:paragraph-properties fo:break-before="page"/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6" style:family="paragraph" style:parent-style-name="Standard">
      <style:paragraph-properties fo:break-before="page"/>
      <style:text-properties fo:font-size="16pt" officeooo:rsid="001c4405" officeooo:paragraph-rsid="001c4405" style:font-size-asian="16pt" style:font-size-complex="16pt"/>
    </style:style>
    <style:style style:name="P7" style:family="paragraph" style:parent-style-name="Standard" style:list-style-name="L1">
      <style:text-properties fo:font-size="16pt" officeooo:rsid="001c4405" officeooo:paragraph-rsid="001c4405" style:font-size-asian="16pt" style:font-size-complex="16pt"/>
    </style:style>
    <style:style style:name="P8" style:family="paragraph" style:parent-style-name="Standard" style:list-style-name="L1">
      <style:text-properties fo:font-size="16pt" officeooo:rsid="001c4405" officeooo:paragraph-rsid="00257309" style:font-size-asian="16pt" style:font-size-complex="16pt"/>
    </style:style>
    <style:style style:name="P9" style:family="paragraph" style:parent-style-name="Standard" style:list-style-name="L2">
      <style:text-properties fo:font-size="16pt" officeooo:rsid="001c4405" officeooo:paragraph-rsid="00275ebd" style:font-size-asian="16pt" style:font-size-complex="16pt"/>
    </style:style>
    <style:style style:name="P10" style:family="paragraph" style:parent-style-name="Standard" style:list-style-name="L3">
      <style:text-properties fo:font-size="16pt" officeooo:rsid="001c4405" officeooo:paragraph-rsid="001c4405" style:font-size-asian="16pt" style:font-size-complex="16pt"/>
    </style:style>
    <style:style style:name="P11" style:family="paragraph" style:parent-style-name="Standard" style:list-style-name="L3">
      <style:text-properties fo:font-size="16pt" officeooo:rsid="001c4405" officeooo:paragraph-rsid="00352dd2" style:font-size-asian="16pt" style:font-size-complex="16pt"/>
    </style:style>
    <style:style style:name="P12" style:family="paragraph" style:parent-style-name="Standard" style:list-style-name="L4">
      <style:text-properties fo:font-size="16pt" officeooo:rsid="001c4405" officeooo:paragraph-rsid="001c4405" style:font-size-asian="16pt" style:font-size-complex="16pt"/>
    </style:style>
    <style:style style:name="P13" style:family="paragraph" style:parent-style-name="Standard" style:list-style-name="L4">
      <style:text-properties fo:font-size="16pt" officeooo:rsid="001c4405" officeooo:paragraph-rsid="009849d4" style:font-size-asian="16pt" style:font-size-complex="16pt"/>
    </style:style>
    <style:style style:name="P14" style:family="paragraph" style:parent-style-name="Standard" style:list-style-name="L5">
      <style:text-properties fo:font-size="16pt" officeooo:rsid="001c4405" officeooo:paragraph-rsid="001c4405" style:font-size-asian="16pt" style:font-size-complex="16pt"/>
    </style:style>
    <style:style style:name="P15" style:family="paragraph" style:parent-style-name="Standard" style:list-style-name="L6">
      <style:text-properties fo:font-size="16pt" officeooo:rsid="001c4405" officeooo:paragraph-rsid="001c4405" style:font-size-asian="16pt" style:font-size-complex="16pt"/>
    </style:style>
    <style:style style:name="P16" style:family="paragraph" style:parent-style-name="Standard" style:list-style-name="L6">
      <style:text-properties fo:font-size="16pt" officeooo:rsid="001c4405" officeooo:paragraph-rsid="0037662c" style:font-size-asian="16pt" style:font-size-complex="16pt"/>
    </style:style>
    <style:style style:name="P17" style:family="paragraph" style:parent-style-name="Standard" style:list-style-name="L7">
      <style:text-properties fo:font-size="16pt" officeooo:rsid="001c4405" officeooo:paragraph-rsid="001c4405" style:font-size-asian="16pt" style:font-size-complex="16pt"/>
    </style:style>
    <style:style style:name="P18" style:family="paragraph" style:parent-style-name="Standard" style:list-style-name="L8">
      <style:text-properties fo:font-size="16pt" officeooo:rsid="001c4405" officeooo:paragraph-rsid="001c4405" style:font-size-asian="16pt" style:font-size-complex="16pt"/>
    </style:style>
    <style:style style:name="P19" style:family="paragraph" style:parent-style-name="Standard" style:list-style-name="L9">
      <style:text-properties fo:font-size="16pt" officeooo:rsid="001c4405" officeooo:paragraph-rsid="001c4405" style:font-size-asian="16pt" style:font-size-complex="16pt"/>
    </style:style>
    <style:style style:name="P20" style:family="paragraph" style:parent-style-name="Standard" style:list-style-name="L9">
      <style:text-properties fo:font-size="16pt" officeooo:rsid="001c4405" officeooo:paragraph-rsid="0037662c" style:font-size-asian="16pt" style:font-size-complex="16pt"/>
    </style:style>
    <style:style style:name="P21" style:family="paragraph" style:parent-style-name="Standard" style:list-style-name="L10">
      <style:text-properties fo:font-size="16pt" officeooo:rsid="001c4405" officeooo:paragraph-rsid="001c4405" style:font-size-asian="16pt" style:font-size-complex="16pt"/>
    </style:style>
    <style:style style:name="P22" style:family="paragraph" style:parent-style-name="Standard" style:list-style-name="L10">
      <style:text-properties fo:font-size="16pt" officeooo:rsid="001c4405" officeooo:paragraph-rsid="00596488" style:font-size-asian="16pt" style:font-size-complex="16pt"/>
    </style:style>
    <style:style style:name="P23" style:family="paragraph" style:parent-style-name="Standard" style:list-style-name="L11">
      <style:text-properties fo:font-size="16pt" officeooo:rsid="001c4405" officeooo:paragraph-rsid="001c4405" style:font-size-asian="16pt" style:font-size-complex="16pt"/>
    </style:style>
    <style:style style:name="P24" style:family="paragraph" style:parent-style-name="Standard" style:list-style-name="L12">
      <style:text-properties fo:font-size="16pt" officeooo:rsid="001c4405" officeooo:paragraph-rsid="001c4405" style:font-size-asian="16pt" style:font-size-complex="16pt"/>
    </style:style>
    <style:style style:name="P25" style:family="paragraph" style:parent-style-name="Standard" style:list-style-name="L12">
      <style:text-properties fo:font-size="16pt" officeooo:rsid="001c4405" officeooo:paragraph-rsid="003657f8" style:font-size-asian="16pt" style:font-size-complex="16pt"/>
    </style:style>
    <style:style style:name="P26" style:family="paragraph" style:parent-style-name="Standard" style:list-style-name="L13">
      <style:text-properties fo:font-size="16pt" officeooo:rsid="001c4405" officeooo:paragraph-rsid="001c4405" style:font-size-asian="16pt" style:font-size-complex="16pt"/>
    </style:style>
    <style:style style:name="P27" style:family="paragraph" style:parent-style-name="Standard" style:list-style-name="L13">
      <style:text-properties fo:font-size="16pt" officeooo:rsid="001c4405" officeooo:paragraph-rsid="00596488" style:font-size-asian="16pt" style:font-size-complex="16pt"/>
    </style:style>
    <style:style style:name="P28" style:family="paragraph" style:parent-style-name="Standard" style:list-style-name="L14">
      <style:text-properties fo:font-size="16pt" officeooo:rsid="001c4405" officeooo:paragraph-rsid="001c4405" style:font-size-asian="16pt" style:font-size-complex="16pt"/>
    </style:style>
    <style:style style:name="P29" style:family="paragraph" style:parent-style-name="Standard" style:list-style-name="L15">
      <style:text-properties fo:font-size="16pt" officeooo:rsid="001c4405" officeooo:paragraph-rsid="001c4405" style:font-size-asian="16pt" style:font-size-complex="16pt"/>
    </style:style>
    <style:style style:name="P30" style:family="paragraph" style:parent-style-name="Standard" style:list-style-name="L16">
      <style:text-properties fo:font-size="16pt" officeooo:rsid="001c4405" officeooo:paragraph-rsid="001c4405" style:font-size-asian="16pt" style:font-size-complex="16pt"/>
    </style:style>
    <style:style style:name="P31" style:family="paragraph" style:parent-style-name="Standard" style:list-style-name="L16">
      <style:text-properties fo:font-size="16pt" officeooo:rsid="001c4405" officeooo:paragraph-rsid="00931a0c" style:font-size-asian="16pt" style:font-size-complex="16pt"/>
    </style:style>
    <style:style style:name="P32" style:family="paragraph" style:parent-style-name="Standard" style:list-style-name="L17">
      <style:text-properties fo:font-size="16pt" officeooo:rsid="001c4405" officeooo:paragraph-rsid="001c4405" style:font-size-asian="16pt" style:font-size-complex="16pt"/>
    </style:style>
    <style:style style:name="P33" style:family="paragraph" style:parent-style-name="Standard" style:list-style-name="L19">
      <style:text-properties fo:font-size="16pt" officeooo:rsid="001c4405" officeooo:paragraph-rsid="001c4405" style:font-size-asian="16pt" style:font-size-complex="16pt"/>
    </style:style>
    <style:style style:name="P34" style:family="paragraph" style:parent-style-name="Standard" style:list-style-name="L19">
      <style:text-properties fo:font-size="16pt" officeooo:rsid="001c4405" officeooo:paragraph-rsid="00596488" style:font-size-asian="16pt" style:font-size-complex="16pt"/>
    </style:style>
    <style:style style:name="P35" style:family="paragraph" style:parent-style-name="Standard" style:list-style-name="L19">
      <style:text-properties fo:font-size="16pt" officeooo:rsid="001c4405" officeooo:paragraph-rsid="00931a0c" style:font-size-asian="16pt" style:font-size-complex="16pt"/>
    </style:style>
    <style:style style:name="P36" style:family="paragraph" style:parent-style-name="Standard" style:list-style-name="L20">
      <style:text-properties fo:font-size="16pt" officeooo:rsid="001c4405" officeooo:paragraph-rsid="001c4405" style:font-size-asian="16pt" style:font-size-complex="16pt"/>
    </style:style>
    <style:style style:name="P37" style:family="paragraph" style:parent-style-name="Standard" style:list-style-name="L22">
      <style:text-properties fo:font-size="16pt" officeooo:rsid="001c4405" officeooo:paragraph-rsid="001c4405" style:font-size-asian="16pt" style:font-size-complex="16pt"/>
    </style:style>
    <style:style style:name="P38" style:family="paragraph" style:parent-style-name="Standard" style:list-style-name="L23">
      <style:text-properties fo:font-size="16pt" officeooo:rsid="001c4405" officeooo:paragraph-rsid="001c4405" style:font-size-asian="16pt" style:font-size-complex="16pt"/>
    </style:style>
    <style:style style:name="P39" style:family="paragraph" style:parent-style-name="Standard" style:list-style-name="L24">
      <style:text-properties fo:font-size="16pt" officeooo:rsid="001c4405" officeooo:paragraph-rsid="001c4405" style:font-size-asian="16pt" style:font-size-complex="16pt"/>
    </style:style>
    <style:style style:name="P40" style:family="paragraph" style:parent-style-name="Standard" style:list-style-name="L25">
      <style:text-properties fo:font-size="16pt" officeooo:rsid="001c4405" officeooo:paragraph-rsid="001c4405" style:font-size-asian="16pt" style:font-size-complex="16pt"/>
    </style:style>
    <style:style style:name="P41" style:family="paragraph" style:parent-style-name="Standard" style:list-style-name="L25">
      <style:text-properties fo:font-size="16pt" officeooo:rsid="001c4405" officeooo:paragraph-rsid="00931a0c" style:font-size-asian="16pt" style:font-size-complex="16pt"/>
    </style:style>
    <style:style style:name="P42" style:family="paragraph" style:parent-style-name="Standard" style:list-style-name="L26">
      <style:text-properties fo:font-size="16pt" officeooo:rsid="001c4405" officeooo:paragraph-rsid="001c4405" style:font-size-asian="16pt" style:font-size-complex="16pt"/>
    </style:style>
    <style:style style:name="P43" style:family="paragraph" style:parent-style-name="Standard" style:list-style-name="L27">
      <style:text-properties fo:font-size="16pt" officeooo:rsid="001c4405" officeooo:paragraph-rsid="001c4405" style:font-size-asian="16pt" style:font-size-complex="16pt"/>
    </style:style>
    <style:style style:name="P44" style:family="paragraph" style:parent-style-name="Standard" style:list-style-name="L28">
      <style:text-properties fo:font-size="16pt" officeooo:rsid="001c4405" officeooo:paragraph-rsid="001c4405" style:font-size-asian="16pt" style:font-size-complex="16pt"/>
    </style:style>
    <style:style style:name="P45" style:family="paragraph" style:parent-style-name="Standard" style:list-style-name="L29">
      <style:text-properties fo:font-size="16pt" officeooo:rsid="001c4405" officeooo:paragraph-rsid="001c4405" style:font-size-asian="16pt" style:font-size-complex="16pt"/>
    </style:style>
    <style:style style:name="P46" style:family="paragraph" style:parent-style-name="Standard" style:list-style-name="L29">
      <style:text-properties fo:font-size="16pt" officeooo:rsid="001c4405" officeooo:paragraph-rsid="00596488" style:font-size-asian="16pt" style:font-size-complex="16pt"/>
    </style:style>
    <style:style style:name="P47" style:family="paragraph" style:parent-style-name="Standard" style:list-style-name="L29">
      <style:text-properties fo:font-size="16pt" officeooo:rsid="001c4405" officeooo:paragraph-rsid="00967b24" style:font-size-asian="16pt" style:font-size-complex="16pt"/>
    </style:style>
    <style:style style:name="P48" style:family="paragraph" style:parent-style-name="Standard" style:list-style-name="L30">
      <style:text-properties fo:font-size="16pt" officeooo:rsid="001c4405" officeooo:paragraph-rsid="001c4405" style:font-size-asian="16pt" style:font-size-complex="16pt"/>
    </style:style>
    <style:style style:name="P49" style:family="paragraph" style:parent-style-name="Standard" style:list-style-name="L31">
      <style:text-properties fo:font-size="16pt" officeooo:rsid="001c4405" officeooo:paragraph-rsid="00352dd2" style:font-size-asian="16pt" style:font-size-complex="16pt"/>
    </style:style>
    <style:style style:name="P50" style:family="paragraph" style:parent-style-name="Standard" style:list-style-name="L31">
      <style:text-properties fo:font-size="16pt" officeooo:rsid="001c4405" officeooo:paragraph-rsid="00bfdea6" style:font-size-asian="16pt" style:font-size-complex="16pt"/>
    </style:style>
    <style:style style:name="P51" style:family="paragraph" style:parent-style-name="Standard" style:list-style-name="L32">
      <style:text-properties fo:font-size="16pt" officeooo:rsid="001c4405" officeooo:paragraph-rsid="001c4405" style:font-size-asian="16pt" style:font-size-complex="16pt"/>
    </style:style>
    <style:style style:name="P52" style:family="paragraph" style:parent-style-name="Standard" style:list-style-name="L33">
      <style:text-properties fo:font-size="16pt" officeooo:rsid="001c4405" officeooo:paragraph-rsid="001c4405" style:font-size-asian="16pt" style:font-size-complex="16pt"/>
    </style:style>
    <style:style style:name="P53" style:family="paragraph" style:parent-style-name="Standard" style:list-style-name="L35">
      <style:text-properties fo:font-size="16pt" officeooo:rsid="001c4405" officeooo:paragraph-rsid="001c4405" style:font-size-asian="16pt" style:font-size-complex="16pt"/>
    </style:style>
    <style:style style:name="P54" style:family="paragraph" style:parent-style-name="Standard" style:list-style-name="L36">
      <style:text-properties fo:font-size="16pt" officeooo:rsid="001c4405" officeooo:paragraph-rsid="001c4405" style:font-size-asian="16pt" style:font-size-complex="16pt"/>
    </style:style>
    <style:style style:name="P55" style:family="paragraph" style:parent-style-name="Standard" style:list-style-name="L38">
      <style:text-properties fo:font-size="16pt" officeooo:rsid="001c4405" officeooo:paragraph-rsid="001c4405" style:font-size-asian="16pt" style:font-size-complex="16pt"/>
    </style:style>
    <style:style style:name="P56" style:family="paragraph" style:parent-style-name="Standard" style:list-style-name="L39">
      <style:text-properties fo:font-size="16pt" officeooo:rsid="001c4405" officeooo:paragraph-rsid="001c4405" style:font-size-asian="16pt" style:font-size-complex="16pt"/>
    </style:style>
    <style:style style:name="P57" style:family="paragraph" style:parent-style-name="Standard" style:list-style-name="L41">
      <style:text-properties fo:font-size="16pt" officeooo:rsid="001c4405" officeooo:paragraph-rsid="001c4405" style:font-size-asian="16pt" style:font-size-complex="16pt"/>
    </style:style>
    <style:style style:name="P58" style:family="paragraph" style:parent-style-name="Standard" style:list-style-name="L42">
      <style:text-properties fo:font-size="16pt" officeooo:rsid="001c4405" officeooo:paragraph-rsid="0066f32a" style:font-size-asian="16pt" style:font-size-complex="16pt"/>
    </style:style>
    <style:style style:name="P59" style:family="paragraph" style:parent-style-name="Standard" style:list-style-name="L42">
      <style:text-properties fo:font-size="16pt" officeooo:rsid="001c4405" officeooo:paragraph-rsid="001c4405" style:font-size-asian="16pt" style:font-size-complex="16pt"/>
    </style:style>
    <style:style style:name="P60" style:family="paragraph" style:parent-style-name="Standard" style:list-style-name="L44">
      <style:text-properties fo:font-size="16pt" officeooo:rsid="001c4405" officeooo:paragraph-rsid="001c4405" style:font-size-asian="16pt" style:font-size-complex="16pt"/>
    </style:style>
    <style:style style:name="P61" style:family="paragraph" style:parent-style-name="Standard" style:list-style-name="L45">
      <style:text-properties fo:font-size="16pt" officeooo:rsid="001c4405" officeooo:paragraph-rsid="001c4405" style:font-size-asian="16pt" style:font-size-complex="16pt"/>
    </style:style>
    <style:style style:name="P62" style:family="paragraph" style:parent-style-name="Standard" style:list-style-name="L45">
      <style:text-properties fo:font-size="16pt" officeooo:rsid="001c4405" officeooo:paragraph-rsid="006763b5" style:font-size-asian="16pt" style:font-size-complex="16pt"/>
    </style:style>
    <style:style style:name="P63" style:family="paragraph" style:parent-style-name="Standard" style:list-style-name="L47">
      <style:text-properties fo:font-size="16pt" officeooo:rsid="001c4405" officeooo:paragraph-rsid="001c4405" style:font-size-asian="16pt" style:font-size-complex="16pt"/>
    </style:style>
    <style:style style:name="P64" style:family="paragraph" style:parent-style-name="Standard" style:list-style-name="L48">
      <style:text-properties fo:font-size="16pt" officeooo:rsid="001c4405" officeooo:paragraph-rsid="001c4405" style:font-size-asian="16pt" style:font-size-complex="16pt"/>
    </style:style>
    <style:style style:name="P65" style:family="paragraph" style:parent-style-name="Standard" style:list-style-name="L50">
      <style:text-properties fo:font-size="16pt" officeooo:rsid="001c4405" officeooo:paragraph-rsid="001c4405" style:font-size-asian="16pt" style:font-size-complex="16pt"/>
    </style:style>
    <style:style style:name="P66" style:family="paragraph" style:parent-style-name="Standard" style:list-style-name="L50">
      <style:text-properties fo:font-size="16pt" officeooo:rsid="001c4405" officeooo:paragraph-rsid="005bc5cb" style:font-size-asian="16pt" style:font-size-complex="16pt"/>
    </style:style>
    <style:style style:name="P67" style:family="paragraph" style:parent-style-name="Standard" style:list-style-name="L51">
      <style:text-properties fo:font-size="16pt" officeooo:rsid="001c4405" officeooo:paragraph-rsid="001c4405" style:font-size-asian="16pt" style:font-size-complex="16pt"/>
    </style:style>
    <style:style style:name="P68" style:family="paragraph" style:parent-style-name="Standard" style:list-style-name="L52">
      <style:text-properties fo:font-size="16pt" officeooo:rsid="001c4405" officeooo:paragraph-rsid="00457e07" style:font-size-asian="16pt" style:font-size-complex="16pt"/>
    </style:style>
    <style:style style:name="P69" style:family="paragraph" style:parent-style-name="Standard" style:list-style-name="L53">
      <style:text-properties fo:font-size="16pt" officeooo:rsid="001c4405" officeooo:paragraph-rsid="001c4405" style:font-size-asian="16pt" style:font-size-complex="16pt"/>
    </style:style>
    <style:style style:name="P70" style:family="paragraph" style:parent-style-name="Standard" style:list-style-name="L54">
      <style:text-properties fo:font-size="16pt" officeooo:rsid="001c4405" officeooo:paragraph-rsid="001c4405" style:font-size-asian="16pt" style:font-size-complex="16pt"/>
    </style:style>
    <style:style style:name="P71" style:family="paragraph" style:parent-style-name="Standard" style:list-style-name="L56">
      <style:text-properties fo:font-size="16pt" officeooo:rsid="001c4405" officeooo:paragraph-rsid="001c4405" style:font-size-asian="16pt" style:font-size-complex="16pt"/>
    </style:style>
    <style:style style:name="P72" style:family="paragraph" style:parent-style-name="Standard" style:list-style-name="L59">
      <style:text-properties fo:font-size="16pt" officeooo:rsid="001c4405" officeooo:paragraph-rsid="001c4405" style:font-size-asian="16pt" style:font-size-complex="16pt"/>
    </style:style>
    <style:style style:name="P73" style:family="paragraph" style:parent-style-name="Standard" style:list-style-name="L59">
      <style:text-properties fo:font-size="16pt" officeooo:rsid="001c4405" officeooo:paragraph-rsid="005d5d36" style:font-size-asian="16pt" style:font-size-complex="16pt"/>
    </style:style>
    <style:style style:name="P74" style:family="paragraph" style:parent-style-name="Standard" style:list-style-name="L59">
      <style:text-properties fo:font-size="16pt" officeooo:rsid="001c4405" officeooo:paragraph-rsid="008931db" style:font-size-asian="16pt" style:font-size-complex="16pt"/>
    </style:style>
    <style:style style:name="P75" style:family="paragraph" style:parent-style-name="Standard" style:list-style-name="L61">
      <style:text-properties fo:font-size="16pt" officeooo:rsid="001c4405" officeooo:paragraph-rsid="00c2d1f5" style:font-size-asian="16pt" style:font-size-complex="16pt"/>
    </style:style>
    <style:style style:name="P76" style:family="paragraph" style:parent-style-name="Standard" style:list-style-name="L15">
      <style:text-properties fo:font-size="16pt" officeooo:rsid="00506657" officeooo:paragraph-rsid="00506657" style:font-size-asian="16pt" style:font-size-complex="16pt"/>
    </style:style>
    <style:style style:name="P77" style:family="paragraph" style:parent-style-name="Standard" style:list-style-name="L18">
      <style:text-properties fo:font-size="16pt" officeooo:rsid="0037662c" officeooo:paragraph-rsid="0037662c" style:font-size-asian="16pt" style:font-size-complex="16pt"/>
    </style:style>
    <style:style style:name="P78" style:family="paragraph" style:parent-style-name="Standard" style:list-style-name="L21">
      <style:text-properties fo:font-size="16pt" officeooo:rsid="003e08eb" officeooo:paragraph-rsid="003e08eb" style:font-size-asian="16pt" style:font-size-complex="16pt"/>
    </style:style>
    <style:style style:name="P79" style:family="paragraph" style:parent-style-name="Standard" style:list-style-name="L23">
      <style:text-properties fo:font-size="16pt" officeooo:rsid="00819b6a" officeooo:paragraph-rsid="00819b6a" style:font-size-asian="16pt" style:font-size-complex="16pt"/>
    </style:style>
    <style:style style:name="P80" style:family="paragraph" style:parent-style-name="Standard" style:list-style-name="L24">
      <style:text-properties fo:font-size="16pt" officeooo:rsid="0055cbd1" officeooo:paragraph-rsid="0055cbd1" style:font-size-asian="16pt" style:font-size-complex="16pt"/>
    </style:style>
    <style:style style:name="P81" style:family="paragraph" style:parent-style-name="Standard" style:list-style-name="L29">
      <style:text-properties fo:font-size="16pt" officeooo:rsid="00596488" officeooo:paragraph-rsid="00596488" style:font-size-asian="16pt" style:font-size-complex="16pt"/>
    </style:style>
    <style:style style:name="P82" style:family="paragraph" style:parent-style-name="Standard" style:list-style-name="L30">
      <style:text-properties fo:font-size="16pt" officeooo:rsid="008316b7" officeooo:paragraph-rsid="008316b7" style:font-size-asian="16pt" style:font-size-complex="16pt"/>
    </style:style>
    <style:style style:name="P83" style:family="paragraph" style:parent-style-name="Standard" style:list-style-name="L35">
      <style:text-properties fo:font-size="16pt" officeooo:rsid="005f81fd" officeooo:paragraph-rsid="005f81fd" style:font-size-asian="16pt" style:font-size-complex="16pt"/>
    </style:style>
    <style:style style:name="P84" style:family="paragraph" style:parent-style-name="Standard" style:list-style-name="L35">
      <style:text-properties fo:font-size="16pt" officeooo:rsid="005f81fd" officeooo:paragraph-rsid="001c4405" style:font-size-asian="16pt" style:font-size-complex="16pt"/>
    </style:style>
    <style:style style:name="P85" style:family="paragraph" style:parent-style-name="Standard" style:list-style-name="L36">
      <style:text-properties fo:font-size="16pt" officeooo:rsid="005f81fd" officeooo:paragraph-rsid="005f81fd" style:font-size-asian="16pt" style:font-size-complex="16pt"/>
    </style:style>
    <style:style style:name="P86" style:family="paragraph" style:parent-style-name="Standard" style:list-style-name="L37">
      <style:text-properties fo:font-size="16pt" officeooo:rsid="004ee902" officeooo:paragraph-rsid="004ee902" style:font-size-asian="16pt" style:font-size-complex="16pt"/>
    </style:style>
    <style:style style:name="P87" style:family="paragraph" style:parent-style-name="Standard" style:list-style-name="L41">
      <style:text-properties fo:font-size="16pt" officeooo:rsid="0066f32a" officeooo:paragraph-rsid="001c4405" style:font-size-asian="16pt" style:font-size-complex="16pt"/>
    </style:style>
    <style:style style:name="P88" style:family="paragraph" style:parent-style-name="Standard" style:list-style-name="L41">
      <style:text-properties fo:font-size="16pt" officeooo:rsid="00659f3e" officeooo:paragraph-rsid="00659f3e" style:font-size-asian="16pt" style:font-size-complex="16pt"/>
    </style:style>
    <style:style style:name="P89" style:family="paragraph" style:parent-style-name="Standard" style:list-style-name="L41">
      <style:text-properties fo:font-size="16pt" officeooo:rsid="0064cb75" officeooo:paragraph-rsid="0064cb75" style:font-size-asian="16pt" style:font-size-complex="16pt"/>
    </style:style>
    <style:style style:name="P90" style:family="paragraph" style:parent-style-name="Standard" style:list-style-name="L41">
      <style:text-properties fo:font-size="16pt" officeooo:rsid="006a29a9" officeooo:paragraph-rsid="00659f3e" style:font-size-asian="16pt" style:font-size-complex="16pt"/>
    </style:style>
    <style:style style:name="P91" style:family="paragraph" style:parent-style-name="Standard" style:list-style-name="L44">
      <style:text-properties fo:font-size="16pt" officeooo:rsid="006763b5" officeooo:paragraph-rsid="006763b5" style:font-size-asian="16pt" style:font-size-complex="16pt"/>
    </style:style>
    <style:style style:name="P92" style:family="paragraph" style:parent-style-name="Standard" style:list-style-name="L44">
      <style:text-properties fo:font-size="16pt" officeooo:rsid="006b86a9" officeooo:paragraph-rsid="006763b5" style:font-size-asian="16pt" style:font-size-complex="16pt"/>
    </style:style>
    <style:style style:name="P93" style:family="paragraph" style:parent-style-name="Standard" style:list-style-name="L44">
      <style:text-properties fo:font-size="16pt" officeooo:rsid="0068c9ef" officeooo:paragraph-rsid="001c4405" style:font-size-asian="16pt" style:font-size-complex="16pt"/>
    </style:style>
    <style:style style:name="P94" style:family="paragraph" style:parent-style-name="Standard" style:list-style-name="L44">
      <style:text-properties fo:font-size="16pt" officeooo:rsid="006d192c" officeooo:paragraph-rsid="001c4405" style:font-size-asian="16pt" style:font-size-complex="16pt"/>
    </style:style>
    <style:style style:name="P95" style:family="paragraph" style:parent-style-name="Standard" style:list-style-name="L50">
      <style:text-properties fo:font-size="16pt" officeooo:rsid="006e10fb" officeooo:paragraph-rsid="006e10fb" style:font-size-asian="16pt" style:font-size-complex="16pt"/>
    </style:style>
    <style:style style:name="P96" style:family="paragraph" style:parent-style-name="Standard" style:list-style-name="L53">
      <style:text-properties fo:font-size="16pt" officeooo:rsid="007623c8" officeooo:paragraph-rsid="007623c8" style:font-size-asian="16pt" style:font-size-complex="16pt"/>
    </style:style>
    <style:style style:name="P97" style:family="paragraph" style:parent-style-name="Standard" style:list-style-name="L53">
      <style:text-properties fo:font-size="16pt" officeooo:rsid="0074a890" officeooo:paragraph-rsid="0074a890" style:font-size-asian="16pt" style:font-size-complex="16pt"/>
    </style:style>
    <style:style style:name="P98" style:family="paragraph" style:parent-style-name="Standard" style:list-style-name="L53">
      <style:text-properties fo:font-size="16pt" officeooo:rsid="006f6828" officeooo:paragraph-rsid="006f6828" style:font-size-asian="16pt" style:font-size-complex="16pt"/>
    </style:style>
    <style:style style:name="P99" style:family="paragraph" style:parent-style-name="Standard" style:list-style-name="L56">
      <style:text-properties fo:font-size="16pt" officeooo:rsid="005bc5cb" officeooo:paragraph-rsid="005bc5cb" style:font-size-asian="16pt" style:font-size-complex="16pt"/>
    </style:style>
    <style:style style:name="P100" style:family="paragraph" style:parent-style-name="Standard" style:list-style-name="L57">
      <style:text-properties fo:font-size="16pt" officeooo:rsid="005bc5cb" officeooo:paragraph-rsid="0077fd86" style:font-size-asian="16pt" style:font-size-complex="16pt"/>
    </style:style>
    <style:style style:name="P101" style:family="paragraph" style:parent-style-name="Standard" style:list-style-name="L56">
      <style:text-properties fo:font-size="16pt" officeooo:rsid="005d5d36" officeooo:paragraph-rsid="005d5d36" style:font-size-asian="16pt" style:font-size-complex="16pt"/>
    </style:style>
    <style:style style:name="P102" style:family="paragraph" style:parent-style-name="Standard" style:list-style-name="L59">
      <style:text-properties fo:font-size="16pt" officeooo:rsid="005d5d36" officeooo:paragraph-rsid="005d5d36" style:font-size-asian="16pt" style:font-size-complex="16pt"/>
    </style:style>
    <style:style style:name="P103" style:family="paragraph" style:parent-style-name="Standard" style:list-style-name="L60">
      <style:text-properties fo:font-size="16pt" officeooo:rsid="005d5d36" officeooo:paragraph-rsid="007c50f5" style:font-size-asian="16pt" style:font-size-complex="16pt"/>
    </style:style>
    <style:style style:name="P104" style:family="paragraph" style:parent-style-name="Standard" style:list-style-name="L60">
      <style:text-properties fo:font-size="16pt" officeooo:rsid="005d5d36" officeooo:paragraph-rsid="005d5d36" style:font-size-asian="16pt" style:font-size-complex="16pt"/>
    </style:style>
    <style:style style:name="P105" style:family="paragraph" style:parent-style-name="Standard" style:list-style-name="L57">
      <style:text-properties fo:font-size="16pt" officeooo:rsid="0077fd86" officeooo:paragraph-rsid="0077fd86" style:font-size-asian="16pt" style:font-size-complex="16pt"/>
    </style:style>
    <style:style style:name="P106" style:family="paragraph" style:parent-style-name="Standard" style:list-style-name="L59">
      <style:text-properties fo:font-size="16pt" officeooo:rsid="007c4a15" officeooo:paragraph-rsid="007c4a15" style:font-size-asian="16pt" style:font-size-complex="16pt"/>
    </style:style>
    <style:style style:name="P107" style:family="paragraph" style:parent-style-name="Standard" style:list-style-name="L59">
      <style:text-properties fo:font-size="16pt" officeooo:rsid="007c4a15" officeooo:paragraph-rsid="007da844" style:font-size-asian="16pt" style:font-size-complex="16pt"/>
    </style:style>
    <style:style style:name="P108" style:family="paragraph" style:parent-style-name="Standard" style:list-style-name="L59">
      <style:text-properties fo:font-size="16pt" officeooo:rsid="00859042" officeooo:paragraph-rsid="0088f37e" style:font-size-asian="16pt" style:font-size-complex="16pt"/>
    </style:style>
    <style:style style:name="P109" style:family="paragraph" style:parent-style-name="Standard" style:list-style-name="L18">
      <style:text-properties fo:font-size="16pt" officeooo:rsid="00be799d" officeooo:paragraph-rsid="00be799d" style:font-size-asian="16pt" style:font-size-complex="16pt"/>
    </style:style>
    <style:style style:name="P110" style:family="paragraph" style:parent-style-name="Standard" style:list-style-name="L46">
      <loext:graphic-properties draw:fill="none" draw:fill-color="#ffffff" draw:opacity="100%"/>
      <style:text-properties fo:font-size="16pt" officeooo:rsid="00a6550b" officeooo:paragraph-rsid="00a6550b" fo:background-color="#00ccff" style:font-size-asian="16pt" style:font-size-complex="16pt"/>
    </style:style>
    <style:style style:name="P111" style:family="paragraph" style:parent-style-name="Standard" style:list-style-name="L21">
      <style:text-properties fo:font-size="16pt" officeooo:rsid="001c4405" officeooo:paragraph-rsid="001c4405" fo:background-color="transparent" style:font-size-asian="16pt" style:font-size-complex="16pt"/>
    </style:style>
    <style:style style:name="P112" style:family="paragraph" style:parent-style-name="Standard" style:list-style-name="L37">
      <style:text-properties fo:font-size="16pt" officeooo:rsid="001c4405" officeooo:paragraph-rsid="001c4405" fo:background-color="transparent" style:font-size-asian="16pt" style:font-size-complex="16pt"/>
    </style:style>
    <style:style style:name="P113" style:family="paragraph" style:parent-style-name="Standard" style:list-style-name="L52">
      <style:text-properties fo:font-size="16pt" officeooo:rsid="001c4405" officeooo:paragraph-rsid="00457e07" fo:background-color="transparent" style:font-size-asian="16pt" style:font-size-complex="16pt"/>
    </style:style>
    <style:style style:name="P114" style:family="paragraph" style:parent-style-name="Standard" style:list-style-name="L55">
      <loext:graphic-properties draw:fill="none" draw:fill-color="#ffffff" draw:opacity="100%"/>
      <style:text-properties fo:font-size="16pt" officeooo:rsid="001c4405" officeooo:paragraph-rsid="0099daad" fo:background-color="transparent" style:font-size-asian="16pt" style:font-size-complex="16pt"/>
    </style:style>
    <style:style style:name="P115" style:family="paragraph" style:parent-style-name="Standard" style:list-style-name="L58">
      <loext:graphic-properties draw:fill="none" draw:fill-color="#ffffff" draw:opacity="100%"/>
      <style:text-properties fo:font-size="16pt" officeooo:rsid="001c4405" officeooo:paragraph-rsid="001c4405" fo:background-color="transparent" style:font-size-asian="16pt" style:font-size-complex="16pt"/>
    </style:style>
    <style:style style:name="P116" style:family="paragraph" style:parent-style-name="Standard" style:list-style-name="L28">
      <style:text-properties fo:font-size="16pt" officeooo:rsid="001c4405" officeooo:paragraph-rsid="00b437f6" fo:background-color="transparent" style:font-size-asian="16pt" style:font-size-complex="16pt"/>
    </style:style>
    <style:style style:name="P117" style:family="paragraph" style:parent-style-name="Standard" style:list-style-name="L34">
      <loext:graphic-properties draw:fill="none" draw:fill-color="#ffffff" draw:opacity="100%"/>
      <style:text-properties fo:font-size="16pt" officeooo:rsid="001c4405" officeooo:paragraph-rsid="00a52645" fo:background-color="transparent" style:font-size-asian="16pt" style:font-size-complex="16pt"/>
    </style:style>
    <style:style style:name="P118" style:family="paragraph" style:parent-style-name="Standard" style:list-style-name="L3">
      <style:text-properties fo:font-size="16pt" officeooo:rsid="001c4405" officeooo:paragraph-rsid="00bbb546" fo:background-color="transparent" style:font-size-asian="16pt" style:font-size-complex="16pt"/>
    </style:style>
    <style:style style:name="P119" style:family="paragraph" style:parent-style-name="Standard" style:list-style-name="L31">
      <style:text-properties fo:font-size="16pt" officeooo:rsid="001c4405" officeooo:paragraph-rsid="00bfa997" fo:background-color="transparent" style:font-size-asian="16pt" style:font-size-complex="16pt"/>
    </style:style>
    <style:style style:name="P120" style:family="paragraph" style:parent-style-name="Standard" style:list-style-name="L15">
      <style:text-properties fo:font-size="16pt" officeooo:rsid="001c4405" officeooo:paragraph-rsid="001c4405" fo:background-color="transparent" style:font-size-asian="16pt" style:font-size-complex="16pt"/>
    </style:style>
    <style:style style:name="P121" style:family="paragraph" style:parent-style-name="Standard" style:list-style-name="L18">
      <style:text-properties fo:font-size="16pt" officeooo:rsid="001c4405" officeooo:paragraph-rsid="00be799d" fo:background-color="transparent" style:font-size-asian="16pt" style:font-size-complex="16pt"/>
    </style:style>
    <style:style style:name="P122" style:family="paragraph" style:parent-style-name="Standard" style:list-style-name="L34">
      <loext:graphic-properties draw:fill="none" draw:fill-color="#ffffff" draw:opacity="100%"/>
      <style:text-properties fo:font-size="16pt" officeooo:rsid="00a4b7c7" officeooo:paragraph-rsid="00a4b7c7" fo:background-color="transparent" style:font-size-asian="16pt" style:font-size-complex="16pt"/>
    </style:style>
    <style:style style:name="P123" style:family="paragraph" style:parent-style-name="Standard" style:list-style-name="L46">
      <loext:graphic-properties draw:fill="none" draw:fill-color="#ffffff" draw:opacity="100%"/>
      <style:text-properties fo:font-size="16pt" officeooo:rsid="00b0456f" officeooo:paragraph-rsid="00b0456f" fo:background-color="transparent" style:font-size-asian="16pt" style:font-size-complex="16pt"/>
    </style:style>
    <style:style style:name="P124" style:family="paragraph" style:parent-style-name="Standard" style:list-style-name="L46">
      <loext:graphic-properties draw:fill="none" draw:fill-color="#ffffff" draw:opacity="100%"/>
      <style:text-properties fo:font-size="16pt" officeooo:rsid="00ad84ae" officeooo:paragraph-rsid="00ad84ae" fo:background-color="transparent" style:font-size-asian="16pt" style:font-size-complex="16pt"/>
    </style:style>
    <style:style style:name="P125" style:family="paragraph" style:parent-style-name="Standard" style:list-style-name="L49">
      <loext:graphic-properties draw:fill="none" draw:fill-color="#ffffff" draw:opacity="100%"/>
      <style:text-properties fo:font-size="16pt" officeooo:rsid="009a77fc" officeooo:paragraph-rsid="001c4405" fo:background-color="transparent" style:font-size-asian="16pt" style:font-size-complex="16pt"/>
    </style:style>
    <style:style style:name="P126" style:family="paragraph" style:parent-style-name="Standard" style:list-style-name="L49">
      <loext:graphic-properties draw:fill="none" draw:fill-color="#ffffff" draw:opacity="100%"/>
      <style:text-properties fo:font-size="16pt" officeooo:rsid="009a77fc" officeooo:paragraph-rsid="009a77fc" fo:background-color="transparent" style:font-size-asian="16pt" style:font-size-complex="16pt"/>
    </style:style>
    <style:style style:name="P127" style:family="paragraph" style:parent-style-name="Standard" style:list-style-name="L49">
      <loext:graphic-properties draw:fill="none" draw:fill-color="#ffffff" draw:opacity="100%"/>
      <style:text-properties fo:font-size="16pt" officeooo:rsid="0099daad" officeooo:paragraph-rsid="009a77fc" fo:background-color="transparent" style:font-size-asian="16pt" style:font-size-complex="16pt"/>
    </style:style>
    <style:style style:name="P128" style:family="paragraph" style:parent-style-name="Standard" style:list-style-name="L52">
      <loext:graphic-properties draw:fill="none" draw:fill-color="#ffffff" draw:opacity="100%"/>
      <style:text-properties fo:font-size="16pt" officeooo:rsid="0099daad" officeooo:paragraph-rsid="0099daad" fo:background-color="transparent" style:font-size-asian="16pt" style:font-size-complex="16pt"/>
    </style:style>
    <style:style style:name="P129" style:family="paragraph" style:parent-style-name="Standard" style:list-style-name="L58">
      <loext:graphic-properties draw:fill="none" draw:fill-color="#ffffff" draw:opacity="100%"/>
      <style:text-properties fo:font-size="16pt" officeooo:rsid="0099daad" officeooo:paragraph-rsid="0099daad" fo:background-color="transparent" style:font-size-asian="16pt" style:font-size-complex="16pt"/>
    </style:style>
    <style:style style:name="P130" style:family="paragraph" style:parent-style-name="Standard" style:list-style-name="L43">
      <loext:graphic-properties draw:fill="none" draw:fill-color="#ffffff" draw:opacity="100%"/>
      <style:text-properties fo:font-size="16pt" officeooo:rsid="00b20074" officeooo:paragraph-rsid="00b20074" fo:background-color="transparent" style:font-size-asian="16pt" style:font-size-complex="16pt"/>
    </style:style>
    <style:style style:name="P131" style:family="paragraph" style:parent-style-name="Standard" style:list-style-name="L40">
      <loext:graphic-properties draw:fill="none" draw:fill-color="#ffffff" draw:opacity="100%"/>
      <style:text-properties fo:font-size="16pt" officeooo:rsid="00b20074" officeooo:paragraph-rsid="00b20074" fo:background-color="transparent" style:font-size-asian="16pt" style:font-size-complex="16pt"/>
    </style:style>
    <style:style style:name="P132" style:family="paragraph" style:parent-style-name="Standard" style:list-style-name="L43">
      <loext:graphic-properties draw:fill="none" draw:fill-color="#ffffff" draw:opacity="100%"/>
      <style:text-properties fo:font-size="16pt" officeooo:rsid="00a6550b" officeooo:paragraph-rsid="00a6550b" fo:background-color="transparent" style:font-size-asian="16pt" style:font-size-complex="16pt"/>
    </style:style>
    <style:style style:name="P133" style:family="paragraph" style:parent-style-name="Standard" style:list-style-name="L40">
      <loext:graphic-properties draw:fill="none" draw:fill-color="#ffffff" draw:opacity="100%"/>
      <style:text-properties fo:font-size="16pt" officeooo:rsid="00a6550b" officeooo:paragraph-rsid="00ba3461" fo:background-color="transparent" style:font-size-asian="16pt" style:font-size-complex="16pt"/>
    </style:style>
    <style:style style:name="P134" style:family="paragraph" style:parent-style-name="Standard" style:list-style-name="L43">
      <loext:graphic-properties draw:fill="none" draw:fill-color="#ffffff" draw:opacity="100%"/>
      <style:text-properties fo:font-size="16pt" officeooo:rsid="00b59a53" officeooo:paragraph-rsid="00b59a53" fo:background-color="transparent" style:font-size-asian="16pt" style:font-size-complex="16pt"/>
    </style:style>
    <style:style style:name="P135" style:family="paragraph" style:parent-style-name="Standard" style:list-style-name="L37">
      <loext:graphic-properties draw:fill="none" draw:fill-color="#ffffff" draw:opacity="100%"/>
      <style:text-properties fo:font-size="16pt" officeooo:rsid="00b59a53" officeooo:paragraph-rsid="00b59a53" fo:background-color="transparent" style:font-size-asian="16pt" style:font-size-complex="16pt"/>
    </style:style>
    <style:style style:name="P136" style:family="paragraph" style:parent-style-name="Standard" style:list-style-name="L6">
      <style:text-properties fo:font-size="16pt" officeooo:rsid="00b7999d" officeooo:paragraph-rsid="00b7999d" fo:background-color="transparent" style:font-size-asian="16pt" style:font-size-complex="16pt"/>
    </style:style>
    <style:style style:name="P137" style:family="paragraph" style:parent-style-name="Standard" style:list-style-name="L21">
      <style:text-properties fo:font-size="16pt" officeooo:rsid="009c4811" officeooo:paragraph-rsid="009c4811" fo:background-color="transparent" style:font-size-asian="16pt" style:font-size-complex="16pt"/>
    </style:style>
    <style:style style:name="P138" style:family="paragraph" style:parent-style-name="Standard" style:list-style-name="L9">
      <style:text-properties fo:font-size="16pt" officeooo:rsid="00b85948" officeooo:paragraph-rsid="00b85948" fo:background-color="transparent" style:font-size-asian="16pt" style:font-size-complex="16pt"/>
    </style:style>
    <style:style style:name="P139" style:family="paragraph" style:parent-style-name="Standard" style:list-style-name="L12">
      <style:text-properties fo:font-size="16pt" officeooo:rsid="00b8e119" officeooo:paragraph-rsid="00b8e119" fo:background-color="transparent" style:font-size-asian="16pt" style:font-size-complex="16pt"/>
    </style:style>
    <style:style style:name="P140" style:family="paragraph" style:parent-style-name="Standard" style:list-style-name="L40">
      <loext:graphic-properties draw:fill="none" draw:fill-color="#ffffff" draw:opacity="100%"/>
      <style:text-properties fo:font-size="16pt" officeooo:rsid="00ba3461" officeooo:paragraph-rsid="00ba3461" fo:background-color="transparent" style:font-size-asian="16pt" style:font-size-complex="16pt"/>
    </style:style>
    <style:style style:name="P141" style:family="paragraph" style:parent-style-name="Standard" style:list-style-name="L34">
      <loext:graphic-properties draw:fill="none" draw:fill-color="#ffffff" draw:opacity="100%"/>
      <style:text-properties fo:font-size="16pt" officeooo:rsid="00ba3461" officeooo:paragraph-rsid="00ba3461" fo:background-color="transparent" style:font-size-asian="16pt" style:font-size-complex="16pt"/>
    </style:style>
    <style:style style:name="P142" style:family="paragraph" style:parent-style-name="Standard" style:list-style-name="L24">
      <style:text-properties fo:font-size="16pt" officeooo:rsid="00bbdc46" officeooo:paragraph-rsid="00bbdc46" fo:background-color="transparent" style:font-size-asian="16pt" style:font-size-complex="16pt"/>
    </style:style>
    <style:style style:name="P143" style:family="paragraph" style:parent-style-name="Standard" style:list-style-name="L2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4" style:family="paragraph" style:parent-style-name="Standard" style:list-style-name="L32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5" style:family="paragraph" style:parent-style-name="Standard" style:list-style-name="L35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6" style:family="paragraph" style:parent-style-name="Standard" style:list-style-name="L38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7" style:family="paragraph" style:parent-style-name="Standard" style:list-style-name="L41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8" style:family="paragraph" style:parent-style-name="Standard" style:list-style-name="L44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49" style:family="paragraph" style:parent-style-name="Standard" style:list-style-name="L47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50" style:family="paragraph" style:parent-style-name="Standard" style:list-style-name="L53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51" style:family="paragraph" style:parent-style-name="Standard" style:list-style-name="L56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52" style:family="paragraph" style:parent-style-name="Standard" style:list-style-name="L59">
      <style:text-properties fo:font-size="16pt" fo:font-weight="bold" officeooo:rsid="001c4405" officeooo:paragraph-rsid="001c4405" style:font-size-asian="16pt" style:font-weight-asian="bold" style:font-size-complex="16pt" style:font-weight-complex="bold"/>
    </style:style>
    <style:style style:name="P153" style:family="paragraph" style:parent-style-name="Standard" style:list-style-name="L61">
      <style:text-properties fo:font-size="16pt" fo:font-weight="normal" officeooo:rsid="001c4405" officeooo:paragraph-rsid="001c4405" fo:background-color="transparent" style:font-size-asian="16pt" style:font-weight-asian="normal" style:font-size-complex="16pt" style:font-weight-complex="normal"/>
    </style:style>
    <style:style style:name="P154" style:family="paragraph" style:parent-style-name="Standard" style:list-style-name="L61">
      <style:text-properties fo:font-size="16pt" fo:font-weight="normal" officeooo:rsid="001c4405" officeooo:paragraph-rsid="00c2d1f5" fo:background-color="transparent" style:font-size-asian="16pt" style:font-weight-asian="normal" style:font-size-complex="16pt" style:font-weight-complex="normal"/>
    </style:style>
    <style:style style:name="T1" style:family="text">
      <style:text-properties officeooo:rsid="002405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0544" style:font-weight-asian="bold" style:font-weight-complex="bold"/>
    </style:style>
    <style:style style:name="T4" style:family="text">
      <style:text-properties fo:font-weight="bold" officeooo:rsid="0066f32a" style:font-weight-asian="bold" style:font-weight-complex="bold"/>
    </style:style>
    <style:style style:name="T5" style:family="text">
      <style:text-properties officeooo:rsid="0030db04"/>
    </style:style>
    <style:style style:name="T6" style:family="text">
      <style:text-properties officeooo:rsid="00352dd2"/>
    </style:style>
    <style:style style:name="T7" style:family="text">
      <style:text-properties officeooo:rsid="003657f8"/>
    </style:style>
    <style:style style:name="T8" style:family="text">
      <style:text-properties officeooo:rsid="0037662c"/>
    </style:style>
    <style:style style:name="T9" style:family="text">
      <style:text-properties officeooo:rsid="0038b3b2"/>
    </style:style>
    <style:style style:name="T10" style:family="text">
      <style:text-properties officeooo:rsid="0038c462"/>
    </style:style>
    <style:style style:name="T11" style:family="text">
      <style:text-properties officeooo:rsid="003bc479"/>
    </style:style>
    <style:style style:name="T12" style:family="text">
      <style:text-properties officeooo:rsid="003f1dc5"/>
    </style:style>
    <style:style style:name="T13" style:family="text">
      <style:text-properties officeooo:rsid="0040757e"/>
    </style:style>
    <style:style style:name="T14" style:family="text">
      <style:text-properties fo:font-style="italic"/>
    </style:style>
    <style:style style:name="T15" style:family="text">
      <style:text-properties fo:font-style="italic" officeooo:rsid="0040757e"/>
    </style:style>
    <style:style style:name="T16" style:family="text">
      <style:text-properties fo:font-style="italic" fo:font-weight="normal" officeooo:rsid="00997081" fo:background-color="transparent" loext:char-shading-value="0" style:font-weight-asian="normal" style:font-weight-complex="normal"/>
    </style:style>
    <style:style style:name="T17" style:family="text">
      <style:text-properties fo:font-style="normal" officeooo:rsid="0040757e" style:font-style-asian="normal" style:font-style-complex="normal"/>
    </style:style>
    <style:style style:name="T18" style:family="text">
      <style:text-properties fo:font-style="normal" officeooo:rsid="004272e1" style:font-style-asian="normal" style:font-style-complex="normal"/>
    </style:style>
    <style:style style:name="T19" style:family="text">
      <style:text-properties fo:font-style="normal" fo:font-weight="normal" officeooo:rsid="0043f962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officeooo:rsid="0043f962"/>
    </style:style>
    <style:style style:name="T21" style:family="text">
      <style:text-properties officeooo:rsid="00457e07"/>
    </style:style>
    <style:style style:name="T22" style:family="text">
      <style:text-properties officeooo:rsid="00470da4"/>
    </style:style>
    <style:style style:name="T23" style:family="text">
      <style:text-properties officeooo:rsid="0048e8fc"/>
    </style:style>
    <style:style style:name="T24" style:family="text">
      <style:text-properties officeooo:rsid="004cdb9e"/>
    </style:style>
    <style:style style:name="T25" style:family="text">
      <style:text-properties officeooo:rsid="004ee902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c4405" fo:background-color="transparent" loext:char-shading-value="0"/>
    </style:style>
    <style:style style:name="T28" style:family="text">
      <style:text-properties officeooo:rsid="004d5e6c" fo:background-color="transparent" loext:char-shading-value="0"/>
    </style:style>
    <style:style style:name="T29" style:family="text">
      <style:text-properties officeooo:rsid="00ad84ae" fo:background-color="transparent" loext:char-shading-value="0"/>
    </style:style>
    <style:style style:name="T30" style:family="text">
      <style:text-properties officeooo:rsid="00beeda4" fo:background-color="transparent" loext:char-shading-value="0"/>
    </style:style>
    <style:style style:name="T31" style:family="text">
      <style:text-properties officeooo:rsid="00a4a4ac" fo:background-color="transparent" loext:char-shading-value="0"/>
    </style:style>
    <style:style style:name="T32" style:family="text">
      <style:text-properties officeooo:rsid="0048e8fc" fo:background-color="transparent" loext:char-shading-value="0"/>
    </style:style>
    <style:style style:name="T33" style:family="text">
      <style:text-properties officeooo:rsid="00518a67"/>
    </style:style>
    <style:style style:name="T34" style:family="text">
      <style:text-properties officeooo:rsid="005338cd"/>
    </style:style>
    <style:style style:name="T35" style:family="text">
      <style:text-properties officeooo:rsid="00579fa2"/>
    </style:style>
    <style:style style:name="T36" style:family="text">
      <style:text-properties officeooo:rsid="00596488"/>
    </style:style>
    <style:style style:name="T37" style:family="text">
      <style:text-properties officeooo:rsid="005b0419"/>
    </style:style>
    <style:style style:name="T38" style:family="text">
      <style:text-properties officeooo:rsid="005bc5cb"/>
    </style:style>
    <style:style style:name="T39" style:family="text">
      <style:text-properties officeooo:rsid="005d5d36"/>
    </style:style>
    <style:style style:name="T40" style:family="text">
      <style:text-properties officeooo:rsid="00610173"/>
    </style:style>
    <style:style style:name="T41" style:family="text">
      <style:text-properties officeooo:rsid="006763b5"/>
    </style:style>
    <style:style style:name="T42" style:family="text">
      <style:text-properties officeooo:rsid="006dcdf1"/>
    </style:style>
    <style:style style:name="T43" style:family="text">
      <style:text-properties officeooo:rsid="006e10fb"/>
    </style:style>
    <style:style style:name="T44" style:family="text">
      <style:text-properties officeooo:rsid="0071552a"/>
    </style:style>
    <style:style style:name="T45" style:family="text">
      <style:text-properties officeooo:rsid="007c4a15"/>
    </style:style>
    <style:style style:name="T46" style:family="text">
      <style:text-properties officeooo:rsid="007da844"/>
    </style:style>
    <style:style style:name="T47" style:family="text">
      <style:text-properties officeooo:rsid="007db530"/>
    </style:style>
    <style:style style:name="T48" style:family="text">
      <style:text-properties officeooo:rsid="007ea6fd"/>
    </style:style>
    <style:style style:name="T49" style:family="text">
      <style:text-properties officeooo:rsid="0083998e"/>
    </style:style>
    <style:style style:name="T50" style:family="text">
      <style:text-properties officeooo:rsid="00859042"/>
    </style:style>
    <style:style style:name="T51" style:family="text">
      <style:text-properties officeooo:rsid="00877514"/>
    </style:style>
    <style:style style:name="T52" style:family="text">
      <style:text-properties officeooo:rsid="00891c9c"/>
    </style:style>
    <style:style style:name="T53" style:family="text">
      <style:text-properties officeooo:rsid="008b2769"/>
    </style:style>
    <style:style style:name="T54" style:family="text">
      <style:text-properties officeooo:rsid="008cbaf5"/>
    </style:style>
    <style:style style:name="T55" style:family="text">
      <style:text-properties officeooo:rsid="008e4430"/>
    </style:style>
    <style:style style:name="T56" style:family="text">
      <style:text-properties officeooo:rsid="008ebd8b"/>
    </style:style>
    <style:style style:name="T57" style:family="text">
      <style:text-properties officeooo:rsid="008f7e1a"/>
    </style:style>
    <style:style style:name="T58" style:family="text">
      <style:text-properties officeooo:rsid="00913ff7"/>
    </style:style>
    <style:style style:name="T59" style:family="text">
      <style:text-properties officeooo:rsid="00931a0c"/>
    </style:style>
    <style:style style:name="T60" style:family="text">
      <style:text-properties officeooo:rsid="000d8542"/>
    </style:style>
    <style:style style:name="T61" style:family="text">
      <style:text-properties officeooo:rsid="00997081"/>
    </style:style>
    <style:style style:name="T62" style:family="text">
      <style:text-properties officeooo:rsid="0099daad"/>
    </style:style>
    <style:style style:name="T63" style:family="text">
      <style:text-properties officeooo:rsid="009a77fc"/>
    </style:style>
    <style:style style:name="T64" style:family="text">
      <style:text-properties officeooo:rsid="009c4811"/>
    </style:style>
    <style:style style:name="T65" style:family="text">
      <style:text-properties officeooo:rsid="009dce8b"/>
    </style:style>
    <style:style style:name="T66" style:family="text">
      <style:text-properties officeooo:rsid="009f13a5"/>
    </style:style>
    <style:style style:name="T67" style:family="text">
      <style:text-properties officeooo:rsid="009f3b56"/>
    </style:style>
    <style:style style:name="T68" style:family="text">
      <style:text-properties officeooo:rsid="009fe359"/>
    </style:style>
    <style:style style:name="T69" style:family="text">
      <style:text-properties officeooo:rsid="00a1ba5e"/>
    </style:style>
    <style:style style:name="T70" style:family="text">
      <style:text-properties officeooo:rsid="00a2ddf1"/>
    </style:style>
    <style:style style:name="T71" style:family="text">
      <style:text-properties officeooo:rsid="00a3245b"/>
    </style:style>
    <style:style style:name="T72" style:family="text">
      <style:text-properties officeooo:rsid="00a3d3d1"/>
    </style:style>
    <style:style style:name="T73" style:family="text">
      <style:text-properties officeooo:rsid="00a4a4ac"/>
    </style:style>
    <style:style style:name="T74" style:family="text">
      <style:text-properties officeooo:rsid="00a647f1"/>
    </style:style>
    <style:style style:name="T75" style:family="text">
      <style:text-properties officeooo:rsid="00a881df"/>
    </style:style>
    <style:style style:name="T76" style:family="text">
      <style:text-properties officeooo:rsid="00b20074"/>
    </style:style>
    <style:style style:name="T77" style:family="text">
      <style:text-properties officeooo:rsid="00b437f6"/>
    </style:style>
    <style:style style:name="T78" style:family="text">
      <style:text-properties officeooo:rsid="00b7999d"/>
    </style:style>
    <style:style style:name="T79" style:family="text">
      <style:text-properties officeooo:rsid="00b85948"/>
    </style:style>
    <style:style style:name="T80" style:family="text">
      <style:text-properties officeooo:rsid="00ba2bc3"/>
    </style:style>
    <style:style style:name="T81" style:family="text">
      <style:text-properties officeooo:rsid="00ba3461"/>
    </style:style>
    <style:style style:name="T82" style:family="text">
      <style:text-properties officeooo:rsid="00a6550b"/>
    </style:style>
    <style:style style:name="T83" style:family="text">
      <style:text-properties officeooo:rsid="00bbb546"/>
    </style:style>
    <style:style style:name="T84" style:family="text">
      <style:text-properties officeooo:rsid="00bd1973"/>
    </style:style>
    <style:style style:name="T85" style:family="text">
      <style:text-properties officeooo:rsid="00bdf209"/>
    </style:style>
    <style:style style:name="T86" style:family="text">
      <style:text-properties officeooo:rsid="00beed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19in" fo:text-indent="-0.25in" fo:margin-left="0.531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19in" fo:text-indent="-0.25in" fo:margin-left="0.781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19in" fo:text-indent="-0.25in" fo:margin-left="1.031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19in" fo:text-indent="-0.25in" fo:margin-left="1.281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19in" fo:text-indent="-0.25in" fo:margin-left="1.531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19in" fo:text-indent="-0.25in" fo:margin-left="1.781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19in" fo:text-indent="-0.25in" fo:margin-left="2.031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19in" fo:text-indent="-0.25in" fo:margin-left="2.281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19in" fo:text-indent="-0.25in" fo:margin-left="2.531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19in" fo:text-indent="-0.25in" fo:margin-left="2.7819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66in" fo:text-indent="-0.25in" fo:margin-left="0.636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866in" fo:text-indent="-0.25in" fo:margin-left="0.886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366in" fo:text-indent="-0.25in" fo:margin-left="1.136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66in" fo:text-indent="-0.25in" fo:margin-left="1.386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366in" fo:text-indent="-0.25in" fo:margin-left="1.636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6in" fo:text-indent="-0.25in" fo:margin-left="1.886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366in" fo:text-indent="-0.25in" fo:margin-left="2.136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866in" fo:text-indent="-0.25in" fo:margin-left="2.386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66in" fo:text-indent="-0.25in" fo:margin-left="2.636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866in" fo:text-indent="-0.25in" fo:margin-left="2.886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6in" fo:text-indent="-0.25in" fo:margin-left="3.136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66in" fo:text-indent="-0.25in" fo:margin-left="3.3866in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1 - </text:span>Basics</text:p>
      <text:p text:style-name="P3"><text:s/></text:p>
      <text:list xml:id="list4505305078777054502" text:style-name="L1">
        <text:list-item>
          <text:p text:style-name="P7">Atributs:</text:p>
          <text:list>
            <text:list-item>
              <text:p text:style-name="P7">Mobility </text:p>
            </text:list-item>
            <text:list-item>
              <text:p text:style-name="P7">Reproduction</text:p>
            </text:list-item>
            <text:list-item>
              <text:p text:style-name="P7">Resistance</text:p>
            </text:list-item>
          </text:list>
          <text:p text:style-name="P7"/>
        </text:list-item>
        <text:list-item>
          <text:p text:style-name="P7">Poders:</text:p>
          <text:list>
            <text:list-item>
              <text:p text:style-name="P7">No</text:p>
            </text:list-item>
            <text:list-item>
              <text:p text:style-name="P7">No</text:p>
            </text:list-item>
          </text:list>
          <text:p text:style-name="P7"/>
        </text:list-item>
        <text:list-item>
          <text:p text:style-name="P8">Goals:</text:p>
        </text:list-item>
      </text:list>
      <text:list xml:id="list1118250946695943729" text:style-name="L2">
        <text:list-item>
          <text:list>
            <text:list-item>
              <text:p text:style-name="P9">Dispersal</text:p>
            </text:list-item>
          </text:list>
        </text:list-item>
      </text:list>
      <text:list xml:id="list115637279301020" text:continue-list="list4505305078777054502" text:style-name="L1">
        <text:list-header>
          <text:p text:style-name="P7"/>
        </text:list-header>
        <text:list-item>
          <text:p text:style-name="P7">Achievements:</text:p>
        </text:list-item>
      </text:list>
      <text:list xml:id="list7199192439246796433" text:style-name="L3">
        <text:list-item>
          <text:list>
            <text:list-item>
              <text:p text:style-name="P118">Rookie: -&gt; first ancestors</text:p>
            </text:list-item>
            <text:list-item>
              <text:p text:style-name="P10"><text:span text:style-name="T64">out there</text:span> -&gt; text <text:span text:style-name="T6">exoplanets</text:span></text:p>
            </text:list-item>
            <text:list-item>
              <text:p text:style-name="P11">Leftovers: have 10 EPs -&gt; <text:span text:style-name="T83">sapiens</text:span></text:p>
            </text:list-item>
          </text:list>
        </text:list-item>
      </text:list>
      <text:list xml:id="list115637133788381" text:continue-list="list115637279301020" text:style-name="L1">
        <text:list-header>
          <text:p text:style-name="P7"/>
        </text:list-header>
        <text:list-item>
          <text:p text:style-name="P7">Story:</text:p>
          <text:list>
            <text:list-item>
              <text:p text:style-name="P7">Dibu: Bot a la selva </text:p>
            </text:list-item>
            <text:list-item>
              <text:p text:style-name="P7">Contingut: Despertar dels bots</text:p>
            </text:list-item>
            <text:list-item>
              <text:p text:style-name="P7">Text: "Who are we? Who created us?"</text:p>
            </text:list-item>
          </text:list>
        </text:list-item>
      </text:list>
      <text:p text:style-name="P3"/>
      <text:p text:style-name="P3"/>
      <text:p text:style-name="P5"><text:span text:style-name="T1">2 - </text:span>Multi-goal </text:p>
      <text:p text:style-name="P3"/>
      <text:list xml:id="list8178350241611041050" text:style-name="L4">
        <text:list-item>
          <text:p text:style-name="P12">Atributs:</text:p>
          <text:list>
            <text:list-item>
              <text:p text:style-name="P12">Mobility </text:p>
            </text:list-item>
            <text:list-item>
              <text:p text:style-name="P12">Reproduction</text:p>
            </text:list-item>
            <text:list-item>
              <text:p text:style-name="P12">Resistance</text:p>
            </text:list-item>
          </text:list>
          <text:p text:style-name="P12"/>
        </text:list-item>
        <text:list-item>
          <text:p text:style-name="P12">Poders:</text:p>
          <text:list>
            <text:list-item>
              <text:p text:style-name="P12">No</text:p>
            </text:list-item>
            <text:list-item>
              <text:p text:style-name="P12">No</text:p>
            </text:list-item>
          </text:list>
          <text:p text:style-name="P12"/>
        </text:list-item>
        <text:list-item>
          <text:p text:style-name="P12">Goals:</text:p>
        </text:list-item>
      </text:list>
      <text:list xml:id="list8036350102047794077" text:style-name="L5">
        <text:list-item>
          <text:list>
            <text:list-item>
              <text:p text:style-name="P14">Dispersal</text:p>
            </text:list-item>
            <text:list-item>
              <text:p text:style-name="P14">Dispersal</text:p>
            </text:list-item>
            <text:list-item>
              <text:p text:style-name="P14">Dispersal</text:p>
            </text:list-item>
          </text:list>
        </text:list-item>
      </text:list>
      <text:list xml:id="list115638224573509" text:continue-list="list8178350241611041050" text:style-name="L4">
        <text:list-header>
          <text:p text:style-name="P12"/>
        </text:list-header>
        <text:list-item>
          <text:p text:style-name="P12">Achievements:</text:p>
        </text:list-item>
      </text:list>
      <text:list xml:id="list7336013500830342262" text:style-name="L6">
        <text:list-item>
          <text:list>
            <text:list-item>
              <text:p text:style-name="P136">Science and life → cita franklin</text:p>
            </text:list-item>
            <text:list-item>
              <text:p text:style-name="P15"><text:span text:style-name="T65">ancestors </text:span>-&gt; text hominins</text:p>
            </text:list-item>
            <text:list-item>
              <text:p text:style-name="P16">Wrong way: reach north mountains → <text:span text:style-name="T9">img</text:span> <text:span text:style-name="T9">T</text:span>ubu orientation</text:p>
            </text:list-item>
          </text:list>
        </text:list-item>
      </text:list>
      <text:list xml:id="list115636763106524" text:continue-list="list115638224573509" text:style-name="L4">
        <text:list-header>
          <text:p text:style-name="P12"/>
        </text:list-header>
        <text:list-item>
          <text:p text:style-name="P12">Story: </text:p>
          <text:list>
            <text:list-item>
              <text:p text:style-name="P12">Dibu: Homínids cap a la zona volcànica</text:p>
            </text:list-item>
            <text:list-item>
              <text:p text:style-name="P12">Contingut: Consciència de grup</text:p>
            </text:list-item>
            <text:list-item>
              <text:p text:style-name="P13">Text: "<text:span text:style-name="T60">We will find our destiny in </text:span>the mountain of fire"</text:p>
            </text:list-item>
          </text:list>
        </text:list-item>
      </text:list>
      <text:p text:style-name="P3"/>
      <text:p text:style-name="P3"/>
      <text:p text:style-name="P5">3 - <text:span text:style-name="T1">Bo</text:span>osts</text:p>
      <text:p text:style-name="P3"/>
      <text:list xml:id="list1641868570582528894" text:style-name="L7">
        <text:list-item>
          <text:p text:style-name="P17">Atributs:</text:p>
          <text:list>
            <text:list-item>
              <text:p text:style-name="P17">Mobility</text:p>
            </text:list-item>
            <text:list-item>
              <text:p text:style-name="P17">Reproduction</text:p>
            </text:list-item>
            <text:list-item>
              <text:p text:style-name="P17">Resistance</text:p>
            </text:list-item>
          </text:list>
          <text:p text:style-name="P17"/>
        </text:list-item>
        <text:list-item>
          <text:p text:style-name="P17">Poders:</text:p>
          <text:list>
            <text:list-item>
              <text:p text:style-name="P17">Resistance <text:span text:style-name="T36">(àrea)</text:span></text:p>
            </text:list-item>
            <text:list-item>
              <text:p text:style-name="P17">Reproduction <text:span text:style-name="T36">(global)</text:span></text:p>
            </text:list-item>
          </text:list>
          <text:p text:style-name="P17"/>
        </text:list-item>
        <text:list-item>
          <text:p text:style-name="P17">Goals:</text:p>
        </text:list-item>
      </text:list>
      <text:list xml:id="list3389309960558426485" text:style-name="L8">
        <text:list-item>
          <text:list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  <text:list-item>
              <text:p text:style-name="P18">Dispersal</text:p>
            </text:list-item>
          </text:list>
        </text:list-item>
      </text:list>
      <text:list xml:id="list115636829531510" text:continue-list="list1641868570582528894" text:style-name="L7">
        <text:list-header>
          <text:p text:style-name="P17"/>
        </text:list-header>
        <text:list-item>
          <text:p text:style-name="P17">Achievements:</text:p>
        </text:list-item>
      </text:list>
      <text:list xml:id="list4770088440485726882" text:style-name="L9">
        <text:list-item>
          <text:list>
            <text:list-item>
              <text:p text:style-name="P138">how old are you? → c14 dating</text:p>
            </text:list-item>
            <text:list-item>
              <text:p text:style-name="P19"><text:span text:style-name="T66">The voyage</text:span> -&gt; <text:span text:style-name="T9">img</text:span> Beagle and Darwin</text:p>
            </text:list-item>
            <text:list-item>
              <text:p text:style-name="P20">The hard way: have 10 EPs →<text:span text:style-name="T8"> text reproduction in hunter gatherers</text:span></text:p>
            </text:list-item>
          </text:list>
        </text:list-item>
      </text:list>
      <text:list xml:id="list115638055181372" text:continue-list="list115636829531510" text:style-name="L7">
        <text:list-header>
          <text:p text:style-name="P17"/>
        </text:list-header>
        <text:list-item>
          <text:p text:style-name="P17">Story: </text:p>
          <text:list>
            <text:list-item>
              <text:p text:style-name="P17">Dibu: Homínid descobrint el foc</text:p>
            </text:list-item>
            <text:list-item>
              <text:p text:style-name="P17">Contingut: Sentit d'identitat i de destí de conquerir el planeta</text:p>
            </text:list-item>
            <text:list-item>
              <text:p text:style-name="P17">Text: "We are the masters of fire. We are the Zho'll"</text:p>
            </text:list-item>
          </text:list>
        </text:list-item>
      </text:list>
      <text:p text:style-name="P2"/>
      <text:p text:style-name="P6"><text:span text:style-name="T3">4 - </text:span><text:span text:style-name="T2">Technology</text:span></text:p>
      <text:p text:style-name="P3"/>
      <text:list xml:id="list6397155220411898691" text:style-name="L10">
        <text:list-item>
          <text:p text:style-name="P21">Atributs:</text:p>
          <text:list>
            <text:list-item>
              <text:p text:style-name="P21">Mobility</text:p>
            </text:list-item>
            <text:list-item>
              <text:p text:style-name="P21">Technology</text:p>
            </text:list-item>
            <text:list-item>
              <text:p text:style-name="P21">Resistance</text:p>
            </text:list-item>
          </text:list>
          <text:p text:style-name="P21"/>
        </text:list-item>
        <text:list-item>
          <text:p text:style-name="P21">Poders:</text:p>
          <text:list>
            <text:list-item>
              <text:p text:style-name="P22">Resistance <text:span text:style-name="T36">(àrea)</text:span></text:p>
            </text:list-item>
            <text:list-item>
              <text:p text:style-name="P22">Reproduction <text:span text:style-name="T36">(global)</text:span></text:p>
            </text:list-item>
          </text:list>
          <text:p text:style-name="P21"/>
        </text:list-item>
        <text:list-item>
          <text:p text:style-name="P21">Goals:</text:p>
        </text:list-item>
      </text:list>
      <text:list xml:id="list3885781437013268950" text:style-name="L11">
        <text:list-item>
          <text:list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  <text:list-item>
              <text:p text:style-name="P23">Dispersal</text:p>
            </text:list-item>
          </text:list>
        </text:list-item>
      </text:list>
      <text:list xml:id="list115637280861750" text:continue-list="list6397155220411898691" text:style-name="L10">
        <text:list-header>
          <text:p text:style-name="P21"/>
        </text:list-header>
        <text:list-item>
          <text:p text:style-name="P21">Achievements:</text:p>
        </text:list-item>
      </text:list>
      <text:list xml:id="list6680122964502257396" text:style-name="L12">
        <text:list-item>
          <text:list>
            <text:list-item>
              <text:p text:style-name="P139"><text:span text:style-name="T80">technology and society -&gt;</text:span> <text:span text:style-name="T80">Cita David Brin.</text:span></text:p>
            </text:list-item>
            <text:list-item>
              <text:p text:style-name="P24"><text:span text:style-name="T67">Speaking of→ txt </text:span>Origins of technology and language </text:p>
            </text:list-item>
            <text:list-item>
              <text:p text:style-name="P25"><text:span text:style-name="T7">Tech nerd: No Boosts </text:span>-&gt;<text:span text:style-name="T7"> txt </text:span>quote Feynman</text:p>
            </text:list-item>
          </text:list>
        </text:list-item>
      </text:list>
      <text:list xml:id="list115636574756323" text:continue-list="list115637280861750" text:style-name="L10">
        <text:list-header>
          <text:p text:style-name="P21"/>
        </text:list-header>
        <text:list-item>
          <text:p text:style-name="P21">Story: </text:p>
          <text:list>
            <text:list-item>
              <text:p text:style-name="P21">Dibu: Escena domèstica amb foc i eines en una cova</text:p>
            </text:list-item>
            <text:list-item>
              <text:p text:style-name="P21">Contingut: Posseïdors de tecnologia, presència dels Guies</text:p>
            </text:list-item>
            <text:list-item>
              <text:p text:style-name="P21">Text: "Fire and stone are our tools. With the help of our Guides we will conquer this world"</text:p>
            </text:list-item>
          </text:list>
        </text:list-item>
      </text:list>
      <text:p text:style-name="P2"/>
      <text:p text:style-name="P6"><text:span text:style-name="T3">5 - </text:span><text:span text:style-name="T2">First encounters</text:span></text:p>
      <text:p text:style-name="P3"/>
      <text:list xml:id="list6516614576203720906" text:style-name="L13">
        <text:list-item>
          <text:p text:style-name="P26">Atributs:</text:p>
          <text:list>
            <text:list-item>
              <text:p text:style-name="P26">Mobility</text:p>
            </text:list-item>
            <text:list-item>
              <text:p text:style-name="P26">Reproduction</text:p>
            </text:list-item>
            <text:list-item>
              <text:p text:style-name="P26">Technology</text:p>
            </text:list-item>
          </text:list>
          <text:p text:style-name="P26"/>
        </text:list-item>
        <text:list-item>
          <text:p text:style-name="P26">Poders:</text:p>
          <text:list>
            <text:list-item>
              <text:p text:style-name="P27">Resistance <text:span text:style-name="T36">(àrea)</text:span></text:p>
            </text:list-item>
            <text:list-item>
              <text:p text:style-name="P27">Reproduction <text:span text:style-name="T36">(global)</text:span></text:p>
            </text:list-item>
          </text:list>
          <text:p text:style-name="P26"/>
        </text:list-item>
        <text:list-item>
          <text:p text:style-name="P26">Goals:</text:p>
        </text:list-item>
      </text:list>
      <text:list xml:id="list6122311323001779788" text:style-name="L14">
        <text:list-item>
          <text:list>
            <text:list-item>
              <text:p text:style-name="P28">Dispersal</text:p>
            </text:list-item>
            <text:list-item>
              <text:p text:style-name="P28">Dispersal</text:p>
            </text:list-item>
            <text:list-item>
              <text:p text:style-name="P28">Dispersal</text:p>
            </text:list-item>
          </text:list>
        </text:list-item>
      </text:list>
      <text:list xml:id="list115636979993293" text:continue-list="list6516614576203720906" text:style-name="L13">
        <text:list-header>
          <text:p text:style-name="P26"/>
        </text:list-header>
        <text:list-item>
          <text:p text:style-name="P26">Achievements:</text:p>
        </text:list-item>
      </text:list>
      <text:list xml:id="list2767533094630630544" text:style-name="L15">
        <text:list-item>
          <text:list>
            <text:list-item>
              <text:p text:style-name="P120"><text:span text:style-name="T85">crossing the land</text:span> →<text:span text:style-name="T68"> canal panama</text:span></text:p>
            </text:list-item>
            <text:list-item>
              <text:p text:style-name="P29"><text:span text:style-name="T69">Coexistence</text:span>-&gt; <text:span text:style-name="T10">txt Ficció sobre Neanderthals</text:span></text:p>
            </text:list-item>
            <text:list-item>
              <text:p text:style-name="P76">You are not the first one: <text:span text:style-name="T33">arribar </text:span><text:s/>-&gt; img vikings, <text:span text:style-name="T34">arribar al nord-est</text:span></text:p>
            </text:list-item>
          </text:list>
        </text:list-item>
      </text:list>
      <text:list xml:id="list115638194316035" text:continue-list="list115636979993293" text:style-name="L13">
        <text:list-header>
          <text:p text:style-name="P26"/>
        </text:list-header>
        <text:list-item>
          <text:p text:style-name="P26">Story:</text:p>
          <text:list>
            <text:list-item>
              <text:p text:style-name="P26">Dibu: Escena de caça</text:p>
            </text:list-item>
            <text:list-item>
              <text:p text:style-name="P26">Contingut: Arrogància, tot els va bé </text:p>
            </text:list-item>
            <text:list-item>
              <text:p text:style-name="P26">Text: "We will not be afraid of anyone or anything."</text:p>
            </text:list-item>
          </text:list>
          <text:p text:style-name="P26"/>
        </text:list-item>
      </text:list>
      <text:p text:style-name="P3"/>
      <text:p text:style-name="P5">6 - Cultural Influence</text:p>
      <text:p text:style-name="P3"/>
      <text:list xml:id="list4363341050626857785" text:style-name="L16">
        <text:list-item>
          <text:p text:style-name="P30">Atributs:</text:p>
          <text:list>
            <text:list-item>
              <text:p text:style-name="P30">Influence</text:p>
            </text:list-item>
            <text:list-item>
              <text:p text:style-name="P30">Mobility</text:p>
            </text:list-item>
            <text:list-item>
              <text:p text:style-name="P30">Technology</text:p>
            </text:list-item>
          </text:list>
          <text:p text:style-name="P30"/>
        </text:list-item>
        <text:list-item>
          <text:p text:style-name="P30">Poders:</text:p>
          <text:list>
            <text:list-item>
              <text:p text:style-name="P30">Mobility <text:span text:style-name="T36">(àrea)</text:span></text:p>
            </text:list-item>
            <text:list-item>
              <text:p text:style-name="P30">Reproduction <text:span text:style-name="T36">(global)</text:span></text:p>
            </text:list-item>
          </text:list>
          <text:p text:style-name="P30"/>
        </text:list-item>
        <text:list-item>
          <text:p text:style-name="P30">Goals:</text:p>
        </text:list-item>
      </text:list>
      <text:list xml:id="list2873111616768804005" text:style-name="L17">
        <text:list-item>
          <text:list>
            <text:list-item>
              <text:p text:style-name="P32">Dispersal</text:p>
            </text:list-item>
            <text:list-item>
              <text:p text:style-name="P32">Dispersal</text:p>
            </text:list-item>
            <text:list-item>
              <text:p text:style-name="P32">Dispersal</text:p>
            </text:list-item>
          </text:list>
        </text:list-item>
      </text:list>
      <text:list xml:id="list115637716088919" text:continue-list="list4363341050626857785" text:style-name="L16">
        <text:list-header>
          <text:p text:style-name="P30"/>
        </text:list-header>
        <text:list-item>
          <text:p text:style-name="P30">Achievements:</text:p>
        </text:list-item>
      </text:list>
      <text:list xml:id="list4427132229785689047" text:style-name="L18">
        <text:list-item>
          <text:list>
            <text:list-item>
              <text:p text:style-name="P121"><text:span text:style-name="T69">Common Ancestor</text:span> -&gt; <text:span text:style-name="T10">img </text:span>Hybridation Neanderthals</text:p>
            </text:list-item>
            <text:list-item>
              <text:p text:style-name="P109"><text:span text:style-name="T26">Blame your cousins → Alèrgies neanderthals</text:span></text:p>
            </text:list-item>
            <text:list-item>
              <text:p text:style-name="P77"><text:span text:style-name="T70">Culture vs nurture</text:span>: Have 10 Eps -<text:span text:style-name="T12">&gt;</text:span> <text:span text:style-name="T10">img orcas </text:span>culture is not only human</text:p>
            </text:list-item>
          </text:list>
        </text:list-item>
      </text:list>
      <text:p text:style-name="P4"/>
      <text:list xml:id="list115636470086107" text:continue-list="list115637716088919" text:style-name="L16">
        <text:list-item>
          <text:p text:style-name="P30">Story:</text:p>
          <text:list>
            <text:list-item>
              <text:p text:style-name="P30">Dibu: Escena de recolecció</text:p>
            </text:list-item>
            <text:list-item>
              <text:p text:style-name="P30">Contingut: Els Zho'll estan expandint-se i guanyant força</text:p>
            </text:list-item>
            <text:list-item>
              <text:p text:style-name="P31">Text: "Do we need the Guides? The Zho'll already own this land!"</text:p>
            </text:list-item>
          </text:list>
          <text:p text:style-name="P30"/>
        </text:list-item>
      </text:list>
      <text:p text:style-name="P3"/>
      <text:p text:style-name="P5">7 - Warfare</text:p>
      <text:p text:style-name="P3"/>
      <text:list xml:id="list8429349938710958858" text:style-name="L19">
        <text:list-item>
          <text:p text:style-name="P33">Atributs:</text:p>
          <text:list>
            <text:list-item>
              <text:p text:style-name="P33">Warfare</text:p>
            </text:list-item>
            <text:list-item>
              <text:p text:style-name="P33">Mobility</text:p>
            </text:list-item>
            <text:list-item>
              <text:p text:style-name="P33">Technology</text:p>
            </text:list-item>
          </text:list>
          <text:p text:style-name="P33"/>
        </text:list-item>
        <text:list-item>
          <text:p text:style-name="P33">Poders:</text:p>
          <text:list>
            <text:list-item>
              <text:p text:style-name="P34">Reproduction <text:span text:style-name="T36">(global)</text:span></text:p>
            </text:list-item>
            <text:list-item>
              <text:p text:style-name="P34">Resistance <text:span text:style-name="T36">(àrea)</text:span></text:p>
            </text:list-item>
          </text:list>
          <text:p text:style-name="P33"/>
        </text:list-item>
        <text:list-item>
          <text:p text:style-name="P33">Goals:</text:p>
        </text:list-item>
      </text:list>
      <text:list xml:id="list2550155550451383963" text:style-name="L20">
        <text:list-item>
          <text:list>
            <text:list-item>
              <text:p text:style-name="P36">Dispersal</text:p>
            </text:list-item>
            <text:list-item>
              <text:p text:style-name="P36">Dispersal</text:p>
            </text:list-item>
            <text:list-item>
              <text:p text:style-name="P36">Dispersal</text:p>
            </text:list-item>
          </text:list>
        </text:list-item>
      </text:list>
      <text:list xml:id="list115637670971512" text:continue-list="list8429349938710958858" text:style-name="L19">
        <text:list-header>
          <text:p text:style-name="P33"/>
        </text:list-header>
        <text:list-item>
          <text:p text:style-name="P33">Achievements:</text:p>
        </text:list-item>
      </text:list>
      <text:list xml:id="list2426654401517758680" text:style-name="L21">
        <text:list-item>
          <text:list>
            <text:list-item>
              <text:p text:style-name="P137">Incompetence → Cita asimov violence</text:p>
            </text:list-item>
            <text:list-item>
              <text:p text:style-name="P111"><text:span text:style-name="T64">Call to arms -</text:span>&gt; <text:span text:style-name="T11">img warfare</text:span></text:p>
            </text:list-item>
            <text:list-item>
              <text:p text:style-name="P78">The world on horseback: creuar muntanyes pel nord-&gt; txt quote genghis khan</text:p>
            </text:list-item>
          </text:list>
        </text:list-item>
      </text:list>
      <text:list xml:id="list115636645305354" text:continue-list="list115637670971512" text:style-name="L19">
        <text:list-header>
          <text:p text:style-name="P33"/>
        </text:list-header>
        <text:list-item>
          <text:p text:style-name="P33">Story:</text:p>
          <text:list>
            <text:list-item>
              <text:p text:style-name="P33">Dibu: Escena de <text:span text:style-name="T59">combat</text:span></text:p>
            </text:list-item>
            <text:list-item>
              <text:p text:style-name="P33">Contingut: Els Zho'll poden acomplir el seu destí sense els Guies</text:p>
            </text:list-item>
            <text:list-item>
              <text:p text:style-name="P35">Text: "But we are not alone..."</text:p>
            </text:list-item>
          </text:list>
        </text:list-item>
      </text:list>
      <text:p text:style-name="P3"/>
      <text:p text:style-name="P3"/>
      <text:p text:style-name="P5">8 - Climate change</text:p>
      <text:p text:style-name="P3"/>
      <text:list xml:id="list8222841209358206528" text:style-name="L22">
        <text:list-item>
          <text:p text:style-name="P37">Atributs:</text:p>
          <text:list>
            <text:list-item>
              <text:p text:style-name="P37">Influence </text:p>
            </text:list-item>
            <text:list-item>
              <text:p text:style-name="P37">Warfare</text:p>
            </text:list-item>
            <text:list-item>
              <text:p text:style-name="P37">Resistance</text:p>
            </text:list-item>
          </text:list>
          <text:p text:style-name="P37"/>
        </text:list-item>
        <text:list-item>
          <text:p text:style-name="P37">Poders:</text:p>
          <text:list>
            <text:list-item>
              <text:p text:style-name="P37">Mobility <text:span text:style-name="T36">(àrea)</text:span></text:p>
            </text:list-item>
            <text:list-item>
              <text:p text:style-name="P37">Reproduction <text:span text:style-name="T36">(global)</text:span></text:p>
            </text:list-item>
          </text:list>
          <text:p text:style-name="P37"/>
        </text:list-item>
        <text:list-item>
          <text:p text:style-name="P37">Goals:</text:p>
        </text:list-item>
      </text:list>
      <text:list xml:id="list2975659093345853945" text:style-name="L23">
        <text:list-item>
          <text:list>
            <text:list-item>
              <text:p text:style-name="P79">Population</text:p>
            </text:list-item>
            <text:list-item>
              <text:p text:style-name="P38">Dispersal</text:p>
            </text:list-item>
            <text:list-item>
              <text:p text:style-name="P38">Dispersal</text:p>
            </text:list-item>
            <text:list-item>
              <text:p text:style-name="P38">Dispersal</text:p>
            </text:list-item>
          </text:list>
        </text:list-item>
      </text:list>
      <text:list xml:id="list115638449969418" text:continue-list="list8222841209358206528" text:style-name="L22">
        <text:list-header>
          <text:p text:style-name="P37"/>
        </text:list-header>
        <text:list-item>
          <text:p text:style-name="P37">Achievements:</text:p>
        </text:list-item>
      </text:list>
      <text:list xml:id="list1366474346304426251" text:style-name="L24">
        <text:list-item>
          <text:list>
            <text:list-item>
              <text:p text:style-name="P142"><text:span text:style-name="T84">rapa nui</text:span>→ img Moai</text:p>
            </text:list-item>
            <text:list-item>
              <text:p text:style-name="P39"><text:span text:style-name="T71">The north</text:span>-&gt; Nanook</text:p>
            </text:list-item>
            <text:list-item>
              <text:p text:style-name="P80">Ice and fire: 10 eps → img igloo</text:p>
            </text:list-item>
          </text:list>
        </text:list-item>
      </text:list>
      <text:list xml:id="list115636764727603" text:continue-list="list115638449969418" text:style-name="L22">
        <text:list-header>
          <text:p text:style-name="P37"/>
        </text:list-header>
        <text:list-item>
          <text:p text:style-name="P37">Story:</text:p>
        </text:list-item>
      </text:list>
      <text:list xml:id="list946644427569881888" text:style-name="L25">
        <text:list-item>
          <text:list>
            <text:list-item>
              <text:p text:style-name="P40">Dibu: Escena de <text:span text:style-name="T59">recolecció</text:span></text:p>
            </text:list-item>
            <text:list-item>
              <text:p text:style-name="P40">Contingut: Dubtes; encara necessiten als Guies</text:p>
            </text:list-item>
            <text:list-item>
              <text:p text:style-name="P41">Text: "The Guides watch us and provide for us"</text:p>
            </text:list-item>
          </text:list>
        </text:list-item>
      </text:list>
      <text:p text:style-name="P3"/>
      <text:p text:style-name="P3"/>
      <text:p text:style-name="P5">9 - Crowded place</text:p>
      <text:p text:style-name="P3"/>
      <text:list xml:id="list4941005860309563495" text:style-name="L26">
        <text:list-item>
          <text:p text:style-name="P42">Atributs:</text:p>
          <text:list>
            <text:list-item>
              <text:p text:style-name="P42">Reproduction</text:p>
            </text:list-item>
            <text:list-item>
              <text:p text:style-name="P42">Technology</text:p>
            </text:list-item>
            <text:list-item>
              <text:p text:style-name="P42">Mobility</text:p>
            </text:list-item>
          </text:list>
          <text:p text:style-name="P42"/>
        </text:list-item>
        <text:list-item>
          <text:p text:style-name="P42">Poders:</text:p>
          <text:list>
            <text:list-item>
              <text:p text:style-name="P42">Warfare <text:span text:style-name="T36">(global)</text:span></text:p>
            </text:list-item>
            <text:list-item>
              <text:p text:style-name="P42">Influence <text:span text:style-name="T36">(global)</text:span></text:p>
            </text:list-item>
          </text:list>
          <text:p text:style-name="P42"/>
        </text:list-item>
        <text:list-item>
          <text:p text:style-name="P42">Goals:</text:p>
        </text:list-item>
      </text:list>
      <text:list xml:id="list934476261757441361" text:style-name="L27">
        <text:list-item>
          <text:list>
            <text:list-item>
              <text:p text:style-name="P43">Dispersal</text:p>
            </text:list-item>
            <text:list-item>
              <text:p text:style-name="P43">Dispersal</text:p>
            </text:list-item>
            <text:list-item>
              <text:p text:style-name="P43">Dispersal</text:p>
            </text:list-item>
            <text:list-item>
              <text:p text:style-name="P43">Dispersal</text:p>
            </text:list-item>
          </text:list>
        </text:list-item>
      </text:list>
      <text:list xml:id="list115638438362705" text:continue-list="list4941005860309563495" text:style-name="L26">
        <text:list-header>
          <text:p text:style-name="P42"/>
        </text:list-header>
        <text:list-item>
          <text:p text:style-name="P42">Achievements:</text:p>
        </text:list-item>
      </text:list>
      <text:list xml:id="list1593061477461615532" text:style-name="L28">
        <text:list-item>
          <text:list>
            <text:list-item>
              <text:p text:style-name="P116"><text:span text:style-name="T77">music is my radar → img musica</text:span></text:p>
            </text:list-item>
            <text:list-item>
              <text:p text:style-name="P44"><text:span text:style-name="T72">dust to dust</text:span>-&gt; Neanderthal extinction</text:p>
            </text:list-item>
            <text:list-item>
              <text:p text:style-name="P44">Easy Peasy: No Boosts -&gt; <text:span text:style-name="T35">txt mohawk treballadors</text:span></text:p>
            </text:list-item>
          </text:list>
        </text:list-item>
      </text:list>
      <text:list xml:id="list115636540213633" text:continue-list="list115638438362705" text:style-name="L26">
        <text:list-header>
          <text:p text:style-name="P42"/>
        </text:list-header>
        <text:list-item>
          <text:p text:style-name="P42">Story:</text:p>
          <text:list>
            <text:list-item>
              <text:p text:style-name="P42">Dibu: Zho'll passant vora l'esquelet d'una espècie extingida</text:p>
            </text:list-item>
            <text:list-item>
              <text:p text:style-name="P42">Contingut: Estan a prop de conquerir tot el planeta, són l'espècie elegida</text:p>
            </text:list-item>
            <text:list-item>
              <text:p text:style-name="P42">Text: "The Zho'll will succeed where others failed."</text:p>
            </text:list-item>
          </text:list>
        </text:list-item>
      </text:list>
      <text:p text:style-name="P3"/>
      <text:p text:style-name="P3"/>
      <text:p text:style-name="P5">10 - Last dispersal</text:p>
      <text:p text:style-name="P3"/>
      <text:list xml:id="list891005490336148775" text:style-name="L29">
        <text:list-item>
          <text:p text:style-name="P45">Atributs:</text:p>
          <text:list>
            <text:list-item>
              <text:p text:style-name="P45">Influence </text:p>
            </text:list-item>
            <text:list-item>
              <text:p text:style-name="P45">Warfare</text:p>
            </text:list-item>
            <text:list-item>
              <text:p text:style-name="P45">Technology</text:p>
            </text:list-item>
          </text:list>
        </text:list-item>
      </text:list>
      <text:p text:style-name="P3"/>
      <text:list xml:id="list115637190260867" text:continue-numbering="true" text:style-name="L29">
        <text:list-item>
          <text:p text:style-name="P45">Poders:</text:p>
          <text:list>
            <text:list-item>
              <text:p text:style-name="P46">Reproduction <text:span text:style-name="T36">(global)</text:span></text:p>
            </text:list-item>
            <text:list-item>
              <text:p text:style-name="P81">Resistance (àrea)</text:p>
            </text:list-item>
          </text:list>
          <text:p text:style-name="P45"/>
        </text:list-item>
        <text:list-item>
          <text:p text:style-name="P45">Goals:</text:p>
        </text:list-item>
      </text:list>
      <text:list xml:id="list6296207787785246231" text:style-name="L30">
        <text:list-item>
          <text:list>
            <text:list-item>
              <text:p text:style-name="P48">Dispersal</text:p>
            </text:list-item>
            <text:list-item>
              <text:p text:style-name="P48">Dispersal</text:p>
            </text:list-item>
            <text:list-item>
              <text:p text:style-name="P82">Population</text:p>
            </text:list-item>
            <text:list-item>
              <text:p text:style-name="P48">Dispersal</text:p>
            </text:list-item>
          </text:list>
        </text:list-item>
      </text:list>
      <text:list xml:id="list115636891956891" text:continue-list="list115637190260867" text:style-name="L29">
        <text:list-header>
          <text:p text:style-name="P45"/>
        </text:list-header>
        <text:list-item>
          <text:p text:style-name="P45">Achievements:</text:p>
        </text:list-item>
      </text:list>
      <text:list xml:id="list792861548373061030" text:style-name="L31">
        <text:list-item>
          <text:list>
            <text:list-item>
              <text:p text:style-name="P119"><text:span text:style-name="T23">Half Way</text:span>-<text:span text:style-name="T13">&gt; txt quote Neil deGrasse Tyson</text:span></text:p>
            </text:list-item>
            <text:list-item>
              <text:p text:style-name="P49"><text:span text:style-name="T73">A Toast?</text:span> -&gt; logo murphy's toast</text:p>
            </text:list-item>
            <text:list-item>
              <text:p text:style-name="P50"><text:span text:style-name="T30">Dreams and cities</text:span><text:span text:style-name="T32">: no boosts</text:span><text:span text:style-name="T26"> →</text:span><text:span text:style-name="T31"> hernan cortés</text:span></text:p>
            </text:list-item>
          </text:list>
        </text:list-item>
      </text:list>
      <text:list xml:id="list115637255784959" text:continue-list="list115636891956891" text:style-name="L29">
        <text:list-header>
          <text:p text:style-name="P45"/>
        </text:list-header>
        <text:list-item>
          <text:p text:style-name="P45">Story:</text:p>
          <text:list>
            <text:list-item>
              <text:p text:style-name="P143">Dibu: Poblat vora un llac</text:p>
            </text:list-item>
            <text:list-item>
              <text:p text:style-name="P47">Text: "<text:span text:style-name="T58">This is our world. We will settle wherever we desire.</text:span>"</text:p>
            </text:list-item>
          </text:list>
        </text:list-item>
      </text:list>
      <text:p text:style-name="P3"/>
      <text:p text:style-name="P3"/>
      <text:p text:style-name="P5"><text:span text:style-name="T1">1</text:span>1 - Intro Explotació</text:p>
      <text:p text:style-name="P3"/>
      <text:list xml:id="list5895794602202499009" text:style-name="L32">
        <text:list-item>
          <text:p text:style-name="P51">Anar a 2 llocs, en cada un explotar un tipus de recurs: 1) minerals i 2) fusta. Al segon evitar sobreexplotació</text:p>
          <text:p text:style-name="P51"/>
        </text:list-item>
        <text:list-item>
          <text:p text:style-name="P51">Atributs:</text:p>
          <text:list>
            <text:list-item>
              <text:p text:style-name="P51">Exploitation</text:p>
            </text:list-item>
            <text:list-item>
              <text:p text:style-name="P51">Reproduction</text:p>
            </text:list-item>
            <text:list-item>
              <text:p text:style-name="P51">Technology</text:p>
            </text:list-item>
          </text:list>
          <text:p text:style-name="P51"/>
        </text:list-item>
        <text:list-item>
          <text:p text:style-name="P51">Poders:</text:p>
          <text:list>
            <text:list-item>
              <text:p text:style-name="P51">Resistance <text:span text:style-name="T36">(àrea)</text:span></text:p>
            </text:list-item>
            <text:list-item>
              <text:p text:style-name="P51">Mobility <text:span text:style-name="T36">(àrea)</text:span></text:p>
            </text:list-item>
          </text:list>
          <text:p text:style-name="P51"/>
        </text:list-item>
        <text:list-item>
          <text:p text:style-name="P51">Goals:</text:p>
        </text:list-item>
      </text:list>
      <text:list xml:id="list4596695769479155377" text:style-name="L33">
        <text:list-item>
          <text:list>
            <text:list-item>
              <text:p text:style-name="P52">Resources</text:p>
            </text:list-item>
            <text:list-item>
              <text:p text:style-name="P52">Resources</text:p>
            </text:list-item>
          </text:list>
        </text:list-item>
      </text:list>
      <text:list xml:id="list115637168732928" text:continue-list="list5895794602202499009" text:style-name="L32">
        <text:list-header>
          <text:p text:style-name="P51"/>
        </text:list-header>
        <text:list-item>
          <text:p text:style-name="P51">Achievements: <text:s/>→<text:span text:style-name="T47"> coses de obsidiana I altres minerals?</text:span></text:p>
        </text:list-item>
      </text:list>
      <text:list xml:id="list7420838526730802828" text:style-name="L34">
        <text:list-item>
          <text:list>
            <text:list-item>
              <text:p text:style-name="P141">A common tragedy → tragedy commons</text:p>
            </text:list-item>
            <text:list-item>
              <text:p text:style-name="P122">Cavemen → text tòpic cavernes</text:p>
            </text:list-item>
            <text:list-item>
              <text:p text:style-name="P117"><text:span text:style-name="T79">Layers : no boosts → stratigraphy</text:span></text:p>
            </text:list-item>
          </text:list>
        </text:list-item>
      </text:list>
      <text:list xml:id="list115636960131847" text:continue-list="list115637168732928" text:style-name="L32">
        <text:list-header>
          <text:p text:style-name="P51"/>
        </text:list-header>
        <text:list-item>
          <text:p text:style-name="P51">Story:</text:p>
          <text:list>
            <text:list-item>
              <text:p text:style-name="P144">Dibu: Símbols dels Guies en una cova</text:p>
            </text:list-item>
            <text:list-item>
              <text:p text:style-name="P51">Contingut: </text:p>
            </text:list-item>
            <text:list-item>
              <text:p text:style-name="P51">Text: "<text:span text:style-name="T57">The symbol of the Guides points towards their home.</text:span>"</text:p>
            </text:list-item>
          </text:list>
        </text:list-item>
      </text:list>
      <text:p text:style-name="P3"/>
      <text:p text:style-name="P6"><text:span text:style-name="T2">1</text:span><text:span text:style-name="T3">2 - </text:span><text:span text:style-name="T2">Competició Exploitation</text:span></text:p>
      <text:p text:style-name="P3"/>
      <text:list xml:id="list6857954679190937397" text:style-name="L35">
        <text:list-item>
          <text:p text:style-name="P53">Competir contra una altra població pels recursos de bosc d'una zona determinada. Dues opcions: pujar influència o guerra mentre es puja exploitation i controlant sobreexplotació</text:p>
          <text:p text:style-name="P53"/>
        </text:list-item>
        <text:list-item>
          <text:p text:style-name="P53">Atributs:</text:p>
          <text:list>
            <text:list-item>
              <text:p text:style-name="P53">Exploitation</text:p>
            </text:list-item>
            <text:list-item>
              <text:p text:style-name="P53">Influence</text:p>
            </text:list-item>
            <text:list-item>
              <text:p text:style-name="P83">Warfare</text:p>
            </text:list-item>
          </text:list>
          <text:p text:style-name="P53"/>
        </text:list-item>
        <text:list-item>
          <text:p text:style-name="P53">Poders:</text:p>
          <text:list>
            <text:list-item>
              <text:p text:style-name="P53">Reproduction <text:span text:style-name="T37">(global)</text:span></text:p>
            </text:list-item>
            <text:list-item>
              <text:p text:style-name="P84">Mobility (area)</text:p>
            </text:list-item>
          </text:list>
          <text:p text:style-name="P53"/>
        </text:list-item>
        <text:list-item>
          <text:p text:style-name="P53">Goals:</text:p>
        </text:list-item>
      </text:list>
      <text:list xml:id="list8861270577649239958" text:style-name="L36">
        <text:list-item>
          <text:list>
            <text:list-item>
              <text:p text:style-name="P54">Resources </text:p>
            </text:list-item>
            <text:list-item>
              <text:p text:style-name="P85">Dispersal</text:p>
            </text:list-item>
          </text:list>
        </text:list-item>
      </text:list>
      <text:list xml:id="list115636722091137" text:continue-list="list6857954679190937397" text:style-name="L35">
        <text:list-header>
          <text:p text:style-name="P53"/>
        </text:list-header>
        <text:list-item>
          <text:p text:style-name="P53">Achievements: →<text:span text:style-name="T47"> carrying capacity</text:span></text:p>
        </text:list-item>
      </text:list>
      <text:list xml:id="list7539225468194304098" text:style-name="L37">
        <text:list-item>
          <text:list>
            <text:list-item>
              <text:p text:style-name="P135">boscos europa més ara</text:p>
            </text:list-item>
            <text:list-item>
              <text:p text:style-name="P112"><text:span text:style-name="T74">the roof of the world </text:span>→<text:span text:style-name="T25"> txt sky burials</text:span></text:p>
            </text:list-item>
            <text:list-item>
              <text:p text:style-name="P86">Do they have gills? No boost: <text:span text:style-name="T27">-&gt; </text:span><text:span text:style-name="T28">img sama bajau bucejadors</text:span></text:p>
            </text:list-item>
          </text:list>
        </text:list-item>
      </text:list>
      <text:list xml:id="list115636657597714" text:continue-list="list115636722091137" text:style-name="L35">
        <text:list-header>
          <text:p text:style-name="P53"/>
        </text:list-header>
        <text:list-item>
          <text:p text:style-name="P53">Story:</text:p>
          <text:list>
            <text:list-item>
              <text:p text:style-name="P145">Dibu: Escena <text:span text:style-name="T57">a cova</text:span></text:p>
            </text:list-item>
            <text:list-item>
              <text:p text:style-name="P53">Contingut: </text:p>
            </text:list-item>
            <text:list-item>
              <text:p text:style-name="P53">Text: "<text:span text:style-name="T57">We will show the entire planet that they watch us.</text:span>"</text:p>
            </text:list-item>
          </text:list>
        </text:list-item>
      </text:list>
      <text:p text:style-name="P3"/>
      <text:p text:style-name="P6"><text:span text:style-name="T2">1</text:span><text:span text:style-name="T3">3 - </text:span><text:span text:style-name="T2">Intro Trade</text:span></text:p>
      <text:p text:style-name="P3"/>
      <text:list xml:id="list2099045234276707484" text:style-name="L38">
        <text:list-item>
          <text:p text:style-name="P55">Agafar recursos d'una zona, arribar una altra amb ells i comerciar fins tenir XX de l'altre recurs</text:p>
          <text:p text:style-name="P55"/>
        </text:list-item>
        <text:list-item>
          <text:p text:style-name="P55">Atributs:</text:p>
          <text:list>
            <text:list-item>
              <text:p text:style-name="P55">Exploitation</text:p>
            </text:list-item>
            <text:list-item>
              <text:p text:style-name="P55">Trade</text:p>
            </text:list-item>
            <text:list-item>
              <text:p text:style-name="P55">Reproduction</text:p>
            </text:list-item>
          </text:list>
          <text:p text:style-name="P55"/>
        </text:list-item>
        <text:list-item>
          <text:p text:style-name="P55">Poders:</text:p>
          <text:list>
            <text:list-item>
              <text:p text:style-name="P55">Mobility <text:span text:style-name="T37">(àrea)</text:span></text:p>
            </text:list-item>
            <text:list-item>
              <text:p text:style-name="P55">Influence <text:span text:style-name="T37">(global)</text:span></text:p>
            </text:list-item>
          </text:list>
          <text:p text:style-name="P55"/>
        </text:list-item>
        <text:list-item>
          <text:p text:style-name="P55">Goals:</text:p>
        </text:list-item>
      </text:list>
      <text:list xml:id="list3610646382006820933" text:style-name="L39">
        <text:list-item>
          <text:list>
            <text:list-item>
              <text:p text:style-name="P56">Resources <text:span text:style-name="T40">(fusta)</text:span></text:p>
            </text:list-item>
            <text:list-item>
              <text:p text:style-name="P56">Resources <text:span text:style-name="T40">(mineral)</text:span></text:p>
            </text:list-item>
          </text:list>
        </text:list-item>
      </text:list>
      <text:list xml:id="list115638450909233" text:continue-list="list2099045234276707484" text:style-name="L38">
        <text:list-item>
          <text:p text:style-name="P55"/>
        </text:list-item>
        <text:list-item>
          <text:p text:style-name="P55">Achievements: →<text:span text:style-name="T48"> trade</text:span></text:p>
        </text:list-item>
      </text:list>
      <text:list xml:id="list3411152808295821355" text:style-name="L40">
        <text:list-item>
          <text:list>
            <text:list-item>
              <text:p text:style-name="P140"><text:span text:style-name="T82"><text:s/></text:span>A blue world → Lapis lazuli img</text:p>
            </text:list-item>
            <text:list-item>
              <text:p text:style-name="P131"><text:span text:style-name="T78">the long way</text:span> → silk road</text:p>
            </text:list-item>
            <text:list-item>
              <text:p text:style-name="P133">eps left →<text:span text:style-name="T81">Money → txt monedes</text:span></text:p>
            </text:list-item>
          </text:list>
        </text:list-item>
      </text:list>
      <text:list xml:id="list115637939988001" text:continue-list="list115638450909233" text:style-name="L38">
        <text:list-header>
          <text:p text:style-name="P55"/>
        </text:list-header>
        <text:list-item>
          <text:p text:style-name="P55">Story:</text:p>
          <text:list>
            <text:list-item>
              <text:p text:style-name="P146">Dibu: <text:span text:style-name="T53">Escena de comerç</text:span></text:p>
            </text:list-item>
            <text:list-item>
              <text:p text:style-name="P55">Contingut: </text:p>
            </text:list-item>
            <text:list-item>
              <text:p text:style-name="P55">Text: "<text:span text:style-name="T57">We can trade minerals for anything</text:span>"</text:p>
            </text:list-item>
          </text:list>
        </text:list-item>
      </text:list>
      <text:p text:style-name="P3"/>
      <text:p text:style-name="P6"><text:span text:style-name="T2">1</text:span><text:span text:style-name="T3">4 – </text:span><text:span text:style-name="T4">Resources + Influence </text:span><text:span text:style-name="T2">+ Warfare</text:span></text:p>
      <text:p text:style-name="P3"/>
      <text:list xml:id="list2254524249961911116" text:style-name="L41">
        <text:list-item>
          <text:p text:style-name="P87">Aconseguir un recurs tot i tenir exploitation per influència o ara bé per aniquilació dels competidors.</text:p>
          <text:p text:style-name="P57"/>
        </text:list-item>
        <text:list-item>
          <text:p text:style-name="P57">Atributs:</text:p>
          <text:list>
            <text:list-item>
              <text:p text:style-name="P88">Mobility</text:p>
            </text:list-item>
            <text:list-item>
              <text:p text:style-name="P57">Warfare</text:p>
            </text:list-item>
            <text:list-item>
              <text:p text:style-name="P89">Influència</text:p>
            </text:list-item>
          </text:list>
          <text:p text:style-name="P57"/>
        </text:list-item>
        <text:list-item>
          <text:p text:style-name="P57">Poders:</text:p>
          <text:list>
            <text:list-item>
              <text:p text:style-name="P90">Mobilitat (àrea)</text:p>
            </text:list-item>
            <text:list-item>
              <text:p text:style-name="P89">Reproduction (global)</text:p>
            </text:list-item>
          </text:list>
          <text:p text:style-name="P57"/>
        </text:list-item>
        <text:list-item>
          <text:p text:style-name="P57">Goals:</text:p>
        </text:list-item>
      </text:list>
      <text:list xml:id="list1006171207047821754" text:style-name="L42">
        <text:list-item>
          <text:list>
            <text:list-item>
              <text:p text:style-name="P58">Resources <text:span text:style-name="T41">(mineral)</text:span></text:p>
            </text:list-item>
            <text:list-item>
              <text:p text:style-name="P59">Dispersal</text:p>
            </text:list-item>
          </text:list>
        </text:list-item>
      </text:list>
      <text:list xml:id="list115637437380490" text:continue-list="list2254524249961911116" text:style-name="L41">
        <text:list-header>
          <text:p text:style-name="P57"/>
        </text:list-header>
        <text:list-item>
          <text:p text:style-name="P57">Achievements:</text:p>
        </text:list-item>
      </text:list>
      <text:list xml:id="list5103290764285991015" text:style-name="L43">
        <text:list-item>
          <text:list>
            <text:list-item>
              <text:p text:style-name="P134">The iceman → img otzi</text:p>
            </text:list-item>
            <text:list-item>
              <text:p text:style-name="P130">Tools of Lava → obsidian (image)</text:p>
            </text:list-item>
            <text:list-item>
              <text:p text:style-name="P132"><text:span text:style-name="T76">black gold : </text:span>No Boosts → <text:span text:style-name="T76">obsidian trade</text:span></text:p>
            </text:list-item>
          </text:list>
        </text:list-item>
      </text:list>
      <text:list xml:id="list115637654500694" text:continue-list="list115637437380490" text:style-name="L41">
        <text:list-header>
          <text:p text:style-name="P57"/>
        </text:list-header>
        <text:list-item>
          <text:p text:style-name="P57">Story:</text:p>
          <text:list>
            <text:list-item>
              <text:p text:style-name="P147">Dibu: Escena d<text:span text:style-name="T57">'enterrament</text:span></text:p>
            </text:list-item>
            <text:list-item>
              <text:p text:style-name="P57">Contingut: </text:p>
            </text:list-item>
            <text:list-item>
              <text:p text:style-name="P57">Text: "<text:span text:style-name="T57">Let our souls be with the Guides</text:span>"</text:p>
            </text:list-item>
          </text:list>
        </text:list-item>
      </text:list>
      <text:p text:style-name="P5">1<text:span text:style-name="T1">5 – Exploitation + Trade</text:span></text:p>
      <text:p text:style-name="P3"/>
      <text:list xml:id="list5177402455907559602" text:style-name="L44">
        <text:list-item>
          <text:p text:style-name="P60">Agafar fusta i canviar-lo per metalls a on hi ha una altra població mitjançant trade</text:p>
          <text:p text:style-name="P60"/>
        </text:list-item>
        <text:list-item>
          <text:p text:style-name="P60">Atributs: </text:p>
          <text:list>
            <text:list-item>
              <text:p text:style-name="P60">Trade</text:p>
            </text:list-item>
            <text:list-item>
              <text:p text:style-name="P91">Exploitation</text:p>
            </text:list-item>
            <text:list-item>
              <text:p text:style-name="P92">Technology</text:p>
            </text:list-item>
          </text:list>
          <text:p text:style-name="P60"/>
        </text:list-item>
        <text:list-item>
          <text:p text:style-name="P60">Poders:</text:p>
          <text:list>
            <text:list-item>
              <text:p text:style-name="P93">Mobility (àrea)</text:p>
            </text:list-item>
            <text:list-item>
              <text:p text:style-name="P94">Reproduction (global)</text:p>
            </text:list-item>
          </text:list>
        </text:list-item>
      </text:list>
      <text:h text:style-name="Heading_20_4" text:outline-level="4"/>
      <text:list xml:id="list115636584874230" text:continue-numbering="true" text:style-name="L44">
        <text:list-item>
          <text:p text:style-name="P60">Goals:</text:p>
        </text:list-item>
      </text:list>
      <text:list xml:id="list1849546353927526388" text:style-name="L45">
        <text:list-item>
          <text:list>
            <text:list-item>
              <text:p text:style-name="P61">Resources <text:span text:style-name="T41">(wood)</text:span></text:p>
            </text:list-item>
            <text:list-item>
              <text:p text:style-name="P62">Resources <text:s/><text:span text:style-name="T41">(mineral)</text:span></text:p>
            </text:list-item>
          </text:list>
        </text:list-item>
      </text:list>
      <text:list xml:id="list115636569644515" text:continue-list="list115636584874230" text:style-name="L44">
        <text:list-header>
          <text:p text:style-name="P60"/>
        </text:list-header>
        <text:list-item>
          <text:p text:style-name="P60">Achievements:</text:p>
        </text:list-item>
      </text:list>
      <text:list xml:id="list1279996529179682961" text:style-name="L46">
        <text:list-item>
          <text:list>
            <text:list-item>
              <text:p text:style-name="P123">I think → Darwin's tree of life</text:p>
            </text:list-item>
            <text:list-item>
              <text:p text:style-name="P124">Multiple origins → neolithic several places</text:p>
            </text:list-item>
            <text:list-item>
              <text:p text:style-name="P110"><text:span text:style-name="T26">Discovery: Reach north of map → </text:span><text:span text:style-name="T29">cita Tesla</text:span></text:p>
            </text:list-item>
          </text:list>
        </text:list-item>
      </text:list>
      <text:list xml:id="list115638119776211" text:continue-list="list115636569644515" text:style-name="L44">
        <text:list-header>
          <text:p text:style-name="P60"/>
        </text:list-header>
        <text:list-item>
          <text:p text:style-name="P60">Story:</text:p>
          <text:list>
            <text:list-item>
              <text:p text:style-name="P148">Dibu: <text:span text:style-name="T57">Escena de pesca</text:span></text:p>
            </text:list-item>
            <text:list-item>
              <text:p text:style-name="P60">Contingut: </text:p>
            </text:list-item>
            <text:list-item>
              <text:p text:style-name="P60">Text: "<text:span text:style-name="T57">This entire world is our home.</text:span>"</text:p>
            </text:list-item>
          </text:list>
        </text:list-item>
      </text:list>
      <text:p text:style-name="P3"/>
      <text:p text:style-name="P5">16 - Terraforming</text:p>
      <text:p text:style-name="P3"/>
      <text:list xml:id="list7857347957465980335" text:style-name="L47">
        <text:list-item>
          <text:p text:style-name="P63">Transformar una zona àrida en una de ben cultivada</text:p>
          <text:p text:style-name="P63"/>
        </text:list-item>
        <text:list-item>
          <text:p text:style-name="P63">Atributs:</text:p>
          <text:list>
            <text:list-item>
              <text:p text:style-name="P63">Terraforming</text:p>
            </text:list-item>
            <text:list-item>
              <text:p text:style-name="P63">Technology</text:p>
            </text:list-item>
            <text:list-item>
              <text:p text:style-name="P63">Mobility</text:p>
            </text:list-item>
          </text:list>
          <text:p text:style-name="P63"/>
        </text:list-item>
        <text:list-item>
          <text:p text:style-name="P63">Poders:</text:p>
          <text:list>
            <text:list-item>
              <text:p text:style-name="P63">Reproduction <text:span text:style-name="T37">(global)</text:span></text:p>
            </text:list-item>
            <text:list-item>
              <text:p text:style-name="P63">Resistance <text:span text:style-name="T37">(àrea)</text:span></text:p>
            </text:list-item>
          </text:list>
          <text:p text:style-name="P63"/>
        </text:list-item>
        <text:list-item>
          <text:p text:style-name="P63">Goals:</text:p>
        </text:list-item>
      </text:list>
      <text:list xml:id="list3361390486480336781" text:style-name="L48">
        <text:list-item>
          <text:list>
            <text:list-item>
              <text:p text:style-name="P64">Dispersal</text:p>
            </text:list-item>
            <text:list-item>
              <text:p text:style-name="P64">Population</text:p>
            </text:list-item>
          </text:list>
        </text:list-item>
      </text:list>
      <text:list xml:id="list115636572266653" text:continue-list="list7857347957465980335" text:style-name="L47">
        <text:list-header>
          <text:p text:style-name="P63"/>
        </text:list-header>
        <text:list-item>
          <text:p text:style-name="P63">Achievements:</text:p>
        </text:list-item>
      </text:list>
      <text:list xml:id="list1907106631584501793" text:style-name="L49">
        <text:list-item>
          <text:list>
            <text:list-item>
              <text:p text:style-name="P125">First Farmers → Explicar Neolithic</text:p>
            </text:list-item>
            <text:list-item>
              <text:p text:style-name="P126">Times are changing → <text:span text:style-name="T75">Orkney</text:span></text:p>
            </text:list-item>
            <text:list-item>
              <text:p text:style-name="P127">Klaatu Barada Nikto : <text:span text:style-name="T63">No Boosts → about:robots</text:span></text:p>
            </text:list-item>
          </text:list>
        </text:list-item>
      </text:list>
      <text:list xml:id="list115636461690966" text:continue-list="list115636572266653" text:style-name="L47">
        <text:list-header>
          <text:p text:style-name="P63"/>
        </text:list-header>
        <text:list-item>
          <text:p text:style-name="P63">Story:</text:p>
          <text:list>
            <text:list-item>
              <text:p text:style-name="P149">Dibu: Escena d<text:span text:style-name="T53">'agricultura</text:span></text:p>
            </text:list-item>
            <text:list-item>
              <text:p text:style-name="P63">Contingut: </text:p>
            </text:list-item>
            <text:list-item>
              <text:p text:style-name="P63">Text: "<text:span text:style-name="T56">We will make a better home for our offspring.</text:span>"</text:p>
            </text:list-item>
          </text:list>
        </text:list-item>
      </text:list>
      <text:p text:style-name="P3"/>
      <text:p text:style-name="P3"/>
      <text:p text:style-name="P5">17 - Terraforming + Exploitation</text:p>
      <text:p text:style-name="P3"/>
      <text:list xml:id="list8717583415741200264" text:style-name="L50">
        <text:list-item>
          <text:p text:style-name="P65">Expandir una població mitjançant terraforming mentre es recolecta un recurs (cal evitar sobreexplotació)</text:p>
          <text:p text:style-name="P65"/>
        </text:list-item>
        <text:list-item>
          <text:p text:style-name="P65">Atributs:</text:p>
          <text:list>
            <text:list-item>
              <text:p text:style-name="P65">Terraform</text:p>
            </text:list-item>
            <text:list-item>
              <text:p text:style-name="P65">Exploitation</text:p>
            </text:list-item>
            <text:list-item>
              <text:p text:style-name="P95">Resistance</text:p>
            </text:list-item>
          </text:list>
          <text:p text:style-name="P65"/>
        </text:list-item>
        <text:list-item>
          <text:p text:style-name="P65">Poders:</text:p>
          <text:list>
            <text:list-item>
              <text:p text:style-name="P65"><text:span text:style-name="T43">Reproduction</text:span> <text:span text:style-name="T37">(global)</text:span></text:p>
            </text:list-item>
            <text:list-item>
              <text:p text:style-name="P65"><text:span text:style-name="T42">Mobility</text:span> <text:span text:style-name="T37">(àrea)</text:span></text:p>
            </text:list-item>
          </text:list>
          <text:p text:style-name="P65"/>
        </text:list-item>
        <text:list-item>
          <text:p text:style-name="P65">Goals:</text:p>
        </text:list-item>
      </text:list>
      <text:list xml:id="list5588535848786945027" text:style-name="L51">
        <text:list-item>
          <text:list>
            <text:list-item>
              <text:p text:style-name="P67">Population</text:p>
            </text:list-item>
            <text:list-item>
              <text:p text:style-name="P67">Dispersal</text:p>
            </text:list-item>
            <text:list-item>
              <text:p text:style-name="P67">Resources</text:p>
            </text:list-item>
          </text:list>
        </text:list-item>
      </text:list>
      <text:list xml:id="list115638332282532" text:continue-list="list8717583415741200264" text:style-name="L50">
        <text:list-header>
          <text:p text:style-name="P65"/>
        </text:list-header>
        <text:list-item>
          <text:p text:style-name="P65">Achievements:</text:p>
        </text:list-item>
      </text:list>
      <text:list xml:id="list6009057254244276116" text:style-name="L52">
        <text:list-item>
          <text:list>
            <text:list-item>
              <text:p text:style-name="P128"><text:span text:style-name="T63">I, Robot</text:span> -&gt; 3 laws of robotics</text:p>
            </text:list-item>
            <text:list-item>
              <text:p text:style-name="P113"><text:span text:style-name="T63">Hard work </text:span>-<text:span text:style-name="T22">&gt; img miners de sulfur a java</text:span></text:p>
            </text:list-item>
            <text:list-item>
              <text:p text:style-name="P68"><text:span text:style-name="T21">Unintelligent design: EvPoints left </text:span>-&gt; <text:span text:style-name="T21">Intelligent Design</text:span></text:p>
            </text:list-item>
          </text:list>
        </text:list-item>
      </text:list>
      <text:list xml:id="list115637019017677" text:continue-list="list115638332282532" text:style-name="L50">
        <text:list-header>
          <text:p text:style-name="P65"/>
        </text:list-header>
        <text:list-item>
          <text:p text:style-name="P65">Story:</text:p>
          <text:list>
            <text:list-item>
              <text:p text:style-name="P66">Dibu: <text:span text:style-name="T55">Ramats</text:span></text:p>
            </text:list-item>
            <text:list-item>
              <text:p text:style-name="P65">Contingut: </text:p>
            </text:list-item>
            <text:list-item>
              <text:p text:style-name="P65">Text: "<text:span text:style-name="T55">The Zho'll are the masters of this world. We control its plants and its animals.</text:span>"</text:p>
            </text:list-item>
          </text:list>
        </text:list-item>
      </text:list>
      <text:p text:style-name="P3"/>
      <text:p text:style-name="P5">18 - Terraforming + Exploitation + War</text:p>
      <text:p text:style-name="P3"/>
      <text:list xml:id="list7112395283234396791" text:style-name="L53">
        <text:list-item>
          <text:p text:style-name="P69">Expandir una població mitjançant terraforming mentre es competeix per un recurs amb una altra cultura</text:p>
          <text:p text:style-name="P69"/>
        </text:list-item>
        <text:list-item>
          <text:p text:style-name="P69">Atributs:</text:p>
          <text:list>
            <text:list-item>
              <text:p text:style-name="P96">Technology</text:p>
            </text:list-item>
            <text:list-item>
              <text:p text:style-name="P97">Reproduction</text:p>
            </text:list-item>
            <text:list-item>
              <text:p text:style-name="P69">Trade</text:p>
            </text:list-item>
          </text:list>
          <text:p text:style-name="P69"/>
        </text:list-item>
        <text:list-item>
          <text:p text:style-name="P69">Poders:</text:p>
          <text:list>
            <text:list-item>
              <text:p text:style-name="P69">Warfare <text:span text:style-name="T37">(global)</text:span></text:p>
            </text:list-item>
            <text:list-item>
              <text:p text:style-name="P98"><text:span text:style-name="T44">Influence </text:span>(<text:span text:style-name="T44">global</text:span>)</text:p>
            </text:list-item>
          </text:list>
          <text:p text:style-name="P69"/>
        </text:list-item>
        <text:list-item>
          <text:p text:style-name="P69">Goals:</text:p>
        </text:list-item>
      </text:list>
      <text:list xml:id="list7578259793776620951" text:style-name="L54">
        <text:list-item>
          <text:list>
            <text:list-item>
              <text:p text:style-name="P70">Population</text:p>
            </text:list-item>
            <text:list-item>
              <text:p text:style-name="P70">Resources</text:p>
            </text:list-item>
            <text:list-item>
              <text:p text:style-name="P70">Resources</text:p>
            </text:list-item>
          </text:list>
        </text:list-item>
      </text:list>
      <text:list xml:id="list115637991967460" text:continue-list="list7112395283234396791" text:style-name="L53">
        <text:list-header>
          <text:p text:style-name="P69"/>
        </text:list-header>
        <text:list-item>
          <text:p text:style-name="P69">Achievements:</text:p>
        </text:list-item>
      </text:list>
      <text:list xml:id="list3925222132665400050" text:style-name="L55">
        <text:list-item>
          <text:list>
            <text:list-item>
              <text:p text:style-name="P114"><text:span text:style-name="T62">An Inconvenient Truth</text:span> -&gt; <text:span text:style-name="T62">Algo de climate change, potser Al Gore</text:span></text:p>
            </text:list-item>
            <text:list-item>
              <text:p text:style-name="P114"><text:span text:style-name="T24">That's no moon -</text:span>&gt; <text:span text:style-name="T5">Imatge: arrivada a la lluna</text:span></text:p>
            </text:list-item>
            <text:list-item>
              <text:p text:style-name="P114"><text:span text:style-name="T62">Curiosity: R</text:span>each <text:span text:style-name="T62">western peninsula: Cita Marie Curie</text:span></text:p>
            </text:list-item>
          </text:list>
        </text:list-item>
      </text:list>
      <text:list xml:id="list115638356717597" text:continue-list="list115637991967460" text:style-name="L53">
        <text:list-header>
          <text:p text:style-name="P69"/>
        </text:list-header>
        <text:list-item>
          <text:p text:style-name="P69">Story:</text:p>
          <text:list>
            <text:list-item>
              <text:p text:style-name="P150">Dibu: <text:span text:style-name="T54">Ciutat al fons</text:span></text:p>
            </text:list-item>
            <text:list-item>
              <text:p text:style-name="P69">Contingut: </text:p>
            </text:list-item>
            <text:list-item>
              <text:p text:style-name="P69">Text: "<text:span text:style-name="T54">Why do the Guides punish us? We must leave our home again.</text:span>"</text:p>
            </text:list-item>
          </text:list>
        </text:list-item>
      </text:list>
      <text:p text:style-name="P5">19 - Terraforming + <text:span text:style-name="T38">Warfare</text:span></text:p>
      <text:p text:style-name="P3"/>
      <text:list xml:id="list3193271373979205237" text:style-name="L56">
        <text:list-item>
          <text:p text:style-name="P99">Aconseguir suficient població per destruïr l'altra població</text:p>
          <text:p text:style-name="P71"/>
        </text:list-item>
        <text:list-item>
          <text:p text:style-name="P71">Atributs:</text:p>
          <text:list>
            <text:list-item>
              <text:p text:style-name="P71">Terraform</text:p>
            </text:list-item>
            <text:list-item>
              <text:p text:style-name="P101">Technology</text:p>
            </text:list-item>
            <text:list-item>
              <text:p text:style-name="P99">Warfare</text:p>
            </text:list-item>
          </text:list>
          <text:p text:style-name="P71"/>
        </text:list-item>
        <text:list-item>
          <text:p text:style-name="P71">Poders:</text:p>
          <text:list>
            <text:list-item>
              <text:p text:style-name="P71"><text:span text:style-name="T38">Reproduction</text:span> <text:span text:style-name="T37">(global)</text:span></text:p>
            </text:list-item>
            <text:list-item>
              <text:p text:style-name="P71">Mobility <text:span text:style-name="T37">(àrea)</text:span></text:p>
            </text:list-item>
          </text:list>
          <text:p text:style-name="P71"/>
        </text:list-item>
        <text:list-item>
          <text:p text:style-name="P71">Goals:</text:p>
        </text:list-item>
      </text:list>
      <text:list xml:id="list2466926792067595266" text:style-name="L57">
        <text:list-item>
          <text:list>
            <text:list-item>
              <text:p text:style-name="P100">Population</text:p>
            </text:list-item>
            <text:list-item>
              <text:p text:style-name="P105">Dispersal</text:p>
            </text:list-item>
          </text:list>
        </text:list-item>
      </text:list>
      <text:list xml:id="list115638541433541" text:continue-list="list3193271373979205237" text:style-name="L56">
        <text:list-header>
          <text:p text:style-name="P71"/>
        </text:list-header>
        <text:list-item>
          <text:p text:style-name="P71">Achievements:</text:p>
        </text:list-item>
      </text:list>
      <text:list xml:id="list7278202033584901695" text:style-name="L58">
        <text:list-item>
          <text:list>
            <text:list-item>
              <text:p text:style-name="P115"><text:span text:style-name="T62">Collapsing </text:span>-&gt; <text:span text:style-name="T62">Mayan collapse</text:span></text:p>
            </text:list-item>
            <text:list-item>
              <text:p text:style-name="P115"><text:span text:style-name="T62">Little Boy</text:span> -&gt; <text:span text:style-name="T62">Hiroshima and Nagasaki</text:span></text:p>
            </text:list-item>
            <text:list-item>
              <text:p text:style-name="P129">Fat Man: EvPoints left → Cold War</text:p>
            </text:list-item>
          </text:list>
        </text:list-item>
      </text:list>
      <text:list xml:id="list115636850855815" text:continue-list="list115638541433541" text:style-name="L56">
        <text:list-header>
          <text:p text:style-name="P71"/>
        </text:list-header>
        <text:list-item>
          <text:p text:style-name="P71">Story:</text:p>
          <text:list>
            <text:list-item>
              <text:p text:style-name="P151">Dibu: <text:span text:style-name="T38">Escena de guerra</text:span></text:p>
            </text:list-item>
            <text:list-item>
              <text:p text:style-name="P71">Contingut: <text:span text:style-name="T52">Col·lapse I conflicte</text:span></text:p>
            </text:list-item>
            <text:list-item>
              <text:p text:style-name="P71">Text: "<text:span text:style-name="T52">We don't want to be forgotten. This is our world!</text:span>"</text:p>
            </text:list-item>
          </text:list>
        </text:list-item>
      </text:list>
      <text:p text:style-name="P3"/>
      <text:p text:style-name="P5">20 – <text:span text:style-name="T39">Population + Dispersal</text:span></text:p>
      <text:p text:style-name="P3"/>
      <text:list xml:id="list7457504242191756055" text:style-name="L59">
        <text:list-item>
          <text:p text:style-name="P102">Tens 2 opcions: eliminar tota la població (donat per finalitzat l'experiment) o ara bé ajudar als bots que quedin a arribar a un oasi a on podran sobreviure i tornar a repoblar el planeta</text:p>
        </text:list-item>
        <text:list-item>
          <text:p text:style-name="P72">Atributs:</text:p>
          <text:list>
            <text:list-item>
              <text:p text:style-name="P106">Mobility</text:p>
            </text:list-item>
            <text:list-item>
              <text:p text:style-name="P102">Technology</text:p>
            </text:list-item>
            <text:list-item>
              <text:p text:style-name="P102">Resistance</text:p>
            </text:list-item>
          </text:list>
        </text:list-item>
        <text:list-item>
          <text:p text:style-name="P72">Poders:</text:p>
          <text:list>
            <text:list-item>
              <text:p text:style-name="P102">Reproduction <text:span text:style-name="T45">(global)</text:span></text:p>
            </text:list-item>
            <text:list-item>
              <text:p text:style-name="P107">Mobility (<text:span text:style-name="T46">àrea</text:span>)</text:p>
            </text:list-item>
          </text:list>
          <text:p text:style-name="P72"/>
        </text:list-item>
        <text:list-item>
          <text:p text:style-name="P73">Goals:</text:p>
          <text:list>
            <text:list-item>
              <text:p text:style-name="P102">Per eliminar la població:</text:p>
            </text:list-item>
          </text:list>
        </text:list-item>
      </text:list>
      <text:h text:style-name="Heading_20_5" text:outline-level="5">Population (a 0)</text:h>
      <text:list xml:id="list115637300748496" text:continue-numbering="true" text:style-name="L59">
        <text:list-item>
          <text:list>
            <text:list-item>
              <text:p text:style-name="P102">Per salvar la població:</text:p>
            </text:list-item>
          </text:list>
        </text:list-item>
      </text:list>
      <text:list xml:id="list137744051643757326" text:style-name="L60">
        <text:list-item>
          <text:p text:style-name="P103">Dispersal</text:p>
        </text:list-item>
        <text:list-item>
          <text:p text:style-name="P104">Population</text:p>
        </text:list-item>
      </text:list>
      <text:p text:style-name="P3"/>
      <text:list xml:id="list115636421428802" text:continue-list="list115637300748496" text:style-name="L59">
        <text:list-item>
          <text:p text:style-name="P72">Achievements:</text:p>
        </text:list-item>
      </text:list>
      <text:list xml:id="list1426414801867050478" text:style-name="L61">
        <text:list-item>
          <text:p text:style-name="P153"><text:span text:style-name="T61">Life finds a way </text:span>-&gt; <text:span text:style-name="T62">Parc Juràssic</text:span></text:p>
        </text:list-item>
        <text:list-item>
          <text:p text:style-name="P154"><text:span text:style-name="T18">Top gamer: </text:span><text:s/>→<text:span text:style-name="T61"> </text:span><text:span text:style-name="T17">cita carl sagan</text:span></text:p>
        </text:list-item>
        <text:list-item>
          <text:p text:style-name="P75"><text:span text:style-name="T19">Humans go home!: </text:span><text:span text:style-name="T18">No boosts</text:span><text:span text:style-name="T14">: -</text:span><text:span text:style-name="T15">&gt; </text:span><text:span text:style-name="T16">crónicas marcianas</text:span></text:p>
        </text:list-item>
      </text:list>
      <text:list xml:id="list115637148238998" text:continue-list="list115636421428802" text:style-name="L59">
        <text:list-item>
          <text:p text:style-name="P72">Story:</text:p>
          <text:list>
            <text:list-item>
              <text:p text:style-name="P152">Dibu: Fi del culte als Guies, destrucció dels símbols mentre la nau marxa <text:span text:style-name="T49">(2 versions)</text:span></text:p>
            </text:list-item>
            <text:list-item>
              <text:p text:style-name="P74">Text: "<text:span text:style-name="T50">We don't need the Guides anymore. We are the </text:span>Zho'll."</text:p>
            </text:list-item>
            <text:list-item>
              <text:p text:style-name="P108">Text2: “Mission accomplishe<text:span text:style-name="T51">d. Let's go back home!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Ubuntu Light" svg:font-family="'Ubuntu Light'"/>
    <style:font-face style:name="Ubuntu Medium" svg:font-family="'Ubuntu Medium'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 Medium" fo:font-family="'Ubuntu Medium'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in" fo:margin-bottom="0.3in" fo:margin-left="0.3in" fo:margin-right="0.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Rubio-Campillo</meta:initial-creator>
    <meta:creation-date>2015-12-06T19:01:10.206798721</meta:creation-date>
    <dc:date>2016-01-14T11:56:36.286494693</dc:date>
    <dc:creator>Xavier Rubio-Campillo</dc:creator>
    <meta:editing-duration>P2DT1H6M52S</meta:editing-duration>
    <meta:editing-cycles>148</meta:editing-cycles>
    <meta:generator>LibreOffice/4.4.3.2$Linux_X86_64 LibreOffice_project/40m0$Build-2</meta:generator>
    <meta:printed-by>Xavier Rubio-Campillo</meta:printed-by>
    <meta:print-date>2015-12-07T18:32:05.882764170</meta:print-date>
    <meta:document-statistic meta:table-count="0" meta:image-count="0" meta:object-count="0" meta:page-count="20" meta:paragraph-count="495" meta:word-count="1865" meta:character-count="9496" meta:non-whitespace-character-count="8482"/>
  </office:meta>
</office:document-meta>
</file>